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75/content.xml" manifest:media-type="text/xml"/>
  <manifest:file-entry manifest:full-path="Object 75/settings.xml" manifest:media-type="text/xml"/>
  <manifest:file-entry manifest:full-path="Object 75/styles.xml" manifest:media-type="text/xml"/>
  <manifest:file-entry manifest:full-path="Object 75/" manifest:media-type="application/vnd.oasis.opendocument.spreadsheet"/>
  <manifest:file-entry manifest:full-path="Object 43/settings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spreadsheet"/>
  <manifest:file-entry manifest:full-path="Object 68/content.xml" manifest:media-type="text/xml"/>
  <manifest:file-entry manifest:full-path="Object 68/styles.xml" manifest:media-type="text/xml"/>
  <manifest:file-entry manifest:full-path="Object 68/settings.xml" manifest:media-type="text/xml"/>
  <manifest:file-entry manifest:full-path="Object 68/" manifest:media-type="application/vnd.oasis.opendocument.spreadsheet"/>
  <manifest:file-entry manifest:full-path="Object 73/content.xml" manifest:media-type="text/xml"/>
  <manifest:file-entry manifest:full-path="Object 73/settings.xml" manifest:media-type="text/xml"/>
  <manifest:file-entry manifest:full-path="Object 73/styles.xml" manifest:media-type="text/xml"/>
  <manifest:file-entry manifest:full-path="Object 73/" manifest:media-type="application/vnd.oasis.opendocument.spreadsheet"/>
  <manifest:file-entry manifest:full-path="Object 53/settings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spreadsheet"/>
  <manifest:file-entry manifest:full-path="Object 78/content.xml" manifest:media-type="text/xml"/>
  <manifest:file-entry manifest:full-path="Object 78/styles.xml" manifest:media-type="text/xml"/>
  <manifest:file-entry manifest:full-path="Object 78/settings.xml" manifest:media-type="text/xml"/>
  <manifest:file-entry manifest:full-path="Object 78/" manifest:media-type="application/vnd.oasis.opendocument.spreadsheet"/>
  <manifest:file-entry manifest:full-path="Object 33/settings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spreadsheet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media-type="application/vnd.oasis.opendocument.spreadsheet"/>
  <manifest:file-entry manifest:full-path="Object 48/settings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spreadsheet"/>
  <manifest:file-entry manifest:full-path="Object 67/settings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7/" manifest:media-type="application/vnd.oasis.opendocument.spreadsheet"/>
  <manifest:file-entry manifest:full-path="Object 42/settings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spreadsheet"/>
  <manifest:file-entry manifest:full-path="Object 77/content.xml" manifest:media-type="text/xml"/>
  <manifest:file-entry manifest:full-path="Object 77/settings.xml" manifest:media-type="text/xml"/>
  <manifest:file-entry manifest:full-path="Object 77/styles.xml" manifest:media-type="text/xml"/>
  <manifest:file-entry manifest:full-path="Object 77/" manifest:media-type="application/vnd.oasis.opendocument.spreadsheet"/>
  <manifest:file-entry manifest:full-path="Object 52/content.xml" manifest:media-type="text/xml"/>
  <manifest:file-entry manifest:full-path="Object 52/styles.xml" manifest:media-type="text/xml"/>
  <manifest:file-entry manifest:full-path="Object 52/settings.xml" manifest:media-type="text/xml"/>
  <manifest:file-entry manifest:full-path="Object 52/" manifest:media-type="application/vnd.oasis.opendocument.spreadsheet"/>
  <manifest:file-entry manifest:full-path="Object 47/settings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spreadsheet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spreadsheet"/>
  <manifest:file-entry manifest:full-path="Object 44/settings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spreadsheet"/>
  <manifest:file-entry manifest:full-path="Object 69/settings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spreadsheet"/>
  <manifest:file-entry manifest:full-path="Object 74/styles.xml" manifest:media-type="text/xml"/>
  <manifest:file-entry manifest:full-path="Object 74/content.xml" manifest:media-type="text/xml"/>
  <manifest:file-entry manifest:full-path="Object 74/settings.xml" manifest:media-type="text/xml"/>
  <manifest:file-entry manifest:full-path="Object 74/" manifest:media-type="application/vnd.oasis.opendocument.spreadsheet"/>
  <manifest:file-entry manifest:full-path="Object 54/styles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spreadsheet"/>
  <manifest:file-entry manifest:full-path="Object 79/styles.xml" manifest:media-type="text/xml"/>
  <manifest:file-entry manifest:full-path="Object 79/content.xml" manifest:media-type="text/xml"/>
  <manifest:file-entry manifest:full-path="Object 79/settings.xml" manifest:media-type="text/xml"/>
  <manifest:file-entry manifest:full-path="Object 79/" manifest:media-type="application/vnd.oasis.opendocument.spreadsheet"/>
  <manifest:file-entry manifest:full-path="Object 72/content.xml" manifest:media-type="text/xml"/>
  <manifest:file-entry manifest:full-path="Object 72/styles.xml" manifest:media-type="text/xml"/>
  <manifest:file-entry manifest:full-path="Object 72/settings.xml" manifest:media-type="text/xml"/>
  <manifest:file-entry manifest:full-path="Object 72/" manifest:media-type="application/vnd.oasis.opendocument.spreadsheet"/>
  <manifest:file-entry manifest:full-path="Object 32/settings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spreadsheet"/>
  <manifest:file-entry manifest:full-path="Object 28/settings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spreadsheet"/>
  <manifest:file-entry manifest:full-path="Object 76/styles.xml" manifest:media-type="text/xml"/>
  <manifest:file-entry manifest:full-path="Object 76/content.xml" manifest:media-type="text/xml"/>
  <manifest:file-entry manifest:full-path="Object 76/settings.xml" manifest:media-type="text/xml"/>
  <manifest:file-entry manifest:full-path="Object 76/" manifest:media-type="application/vnd.oasis.opendocument.spreadsheet"/>
  <manifest:file-entry manifest:full-path="Object 51/styles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media-type="application/vnd.oasis.opendocument.spreadsheet"/>
  <manifest:file-entry manifest:full-path="Object 46/content.xml" manifest:media-type="text/xml"/>
  <manifest:file-entry manifest:full-path="Object 46/styles.xml" manifest:media-type="text/xml"/>
  <manifest:file-entry manifest:full-path="Object 46/settings.xml" manifest:media-type="text/xml"/>
  <manifest:file-entry manifest:full-path="Object 46/" manifest:media-type="application/vnd.oasis.opendocument.spreadsheet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styles.xml" manifest:media-type="text/xml"/>
  <manifest:file-entry manifest:full-path="Object 21/" manifest:media-type="application/vnd.oasis.opendocument.spreadsheet"/>
  <manifest:file-entry manifest:full-path="Object 71/styles.xml" manifest:media-type="text/xml"/>
  <manifest:file-entry manifest:full-path="Object 71/content.xml" manifest:media-type="text/xml"/>
  <manifest:file-entry manifest:full-path="Object 71/settings.xml" manifest:media-type="text/xml"/>
  <manifest:file-entry manifest:full-path="Object 71/" manifest:media-type="application/vnd.oasis.opendocument.spreadsheet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media-type="application/vnd.oasis.opendocument.spreadsheet"/>
  <manifest:file-entry manifest:full-path="Pictures/10000000000000080000000878BB1A2E797369D4.png" manifest:media-type="image/png"/>
  <manifest:file-entry manifest:full-path="Pictures/100000000000004000000040608CB12AED9E6670.png" manifest:media-type="image/png"/>
  <manifest:file-entry manifest:full-path="Object 40/content.xml" manifest:media-type="text/xml"/>
  <manifest:file-entry manifest:full-path="Object 40/styles.xml" manifest:media-type="text/xml"/>
  <manifest:file-entry manifest:full-path="Object 40/settings.xml" manifest:media-type="text/xml"/>
  <manifest:file-entry manifest:full-path="Object 40/" manifest:media-type="application/vnd.oasis.opendocument.spreadsheet"/>
  <manifest:file-entry manifest:full-path="Object 65/content.xml" manifest:media-type="text/xml"/>
  <manifest:file-entry manifest:full-path="Object 65/settings.xml" manifest:media-type="text/xml"/>
  <manifest:file-entry manifest:full-path="Object 65/styles.xml" manifest:media-type="text/xml"/>
  <manifest:file-entry manifest:full-path="Object 65/" manifest:media-type="application/vnd.oasis.opendocument.spreadsheet"/>
  <manifest:file-entry manifest:full-path="Object 70/content.xml" manifest:media-type="text/xml"/>
  <manifest:file-entry manifest:full-path="Object 70/settings.xml" manifest:media-type="text/xml"/>
  <manifest:file-entry manifest:full-path="Object 70/styles.xml" manifest:media-type="text/xml"/>
  <manifest:file-entry manifest:full-path="Object 70/" manifest:media-type="application/vnd.oasis.opendocument.spreadsheet"/>
  <manifest:file-entry manifest:full-path="Object 30/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spreadsheet"/>
  <manifest:file-entry manifest:full-path="Object 80/settings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0/" manifest:media-type="application/vnd.oasis.opendocument.spreadsheet"/>
  <manifest:file-entry manifest:full-path="Object 29/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spreadsheet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media-type="application/vnd.oasis.opendocument.spreadsheet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spreadsheet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" manifest:media-type="application/vnd.oasis.opendocument.spreadsheet"/>
  <manifest:file-entry manifest:full-path="Object 41/content.xml" manifest:media-type="text/xml"/>
  <manifest:file-entry manifest:full-path="Object 41/styles.xml" manifest:media-type="text/xml"/>
  <manifest:file-entry manifest:full-path="Object 41/settings.xml" manifest:media-type="text/xml"/>
  <manifest:file-entry manifest:full-path="Object 41/" manifest:media-type="application/vnd.oasis.opendocument.spreadsheet"/>
  <manifest:file-entry manifest:full-path="Object 66/styles.xml" manifest:media-type="text/xml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spreadsheet"/>
  <manifest:file-entry manifest:full-path="Object 39/style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spreadsheet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" manifest:media-type="application/vnd.oasis.opendocument.spreadsheet"/>
  <manifest:file-entry manifest:full-path="Object 64/settings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spreadsheet"/>
  <manifest:file-entry manifest:full-path="Object 17/content.xml" manifest:media-type="text/xml"/>
  <manifest:file-entry manifest:full-path="Object 17/styles.xml" manifest:media-type="text/xml"/>
  <manifest:file-entry manifest:full-path="Object 17/settings.xml" manifest:media-type="text/xml"/>
  <manifest:file-entry manifest:full-path="Object 17/" manifest:media-type="application/vnd.oasis.opendocument.spreadsheet"/>
  <manifest:file-entry manifest:full-path="Object 27/content.xml" manifest:media-type="text/xml"/>
  <manifest:file-entry manifest:full-path="Object 27/settings.xml" manifest:media-type="text/xml"/>
  <manifest:file-entry manifest:full-path="Object 27/styles.xml" manifest:media-type="text/xml"/>
  <manifest:file-entry manifest:full-path="Object 27/" manifest:media-type="application/vnd.oasis.opendocument.spreadsheet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media-type="application/vnd.oasis.opendocument.spreadsheet"/>
  <manifest:file-entry manifest:full-path="Object 24/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media-type="application/vnd.oasis.opendocument.spreadsheet"/>
  <manifest:file-entry manifest:full-path="Object 49/styles.xml" manifest:media-type="text/xml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spreadsheet"/>
  <manifest:file-entry manifest:full-path="Object 19/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spreadsheet"/>
  <manifest:file-entry manifest:full-path="Object 34/settings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spreadsheet"/>
  <manifest:file-entry manifest:full-path="Object 59/content.xml" manifest:media-type="text/xml"/>
  <manifest:file-entry manifest:full-path="Object 59/settings.xml" manifest:media-type="text/xml"/>
  <manifest:file-entry manifest:full-path="Object 59/styles.xml" manifest:media-type="text/xml"/>
  <manifest:file-entry manifest:full-path="Object 59/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media-type="application/vnd.oasis.opendocument.spreadsheet"/>
  <manifest:file-entry manifest:full-path="Object 45/content.xml" manifest:media-type="text/xml"/>
  <manifest:file-entry manifest:full-path="Object 45/styles.xml" manifest:media-type="text/xml"/>
  <manifest:file-entry manifest:full-path="Object 45/settings.xml" manifest:media-type="text/xml"/>
  <manifest:file-entry manifest:full-path="Object 45/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media-type="application/vnd.oasis.opendocument.spreadsheet"/>
  <manifest:file-entry manifest:full-path="Object 50/style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styles.xml" manifest:media-type="text/xml"/>
  <manifest:file-entry manifest:full-path="Object 35/" manifest:media-type="application/vnd.oasis.opendocument.spreadsheet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spreadsheet"/>
  <manifest:file-entry manifest:full-path="Object 60/content.xml" manifest:media-type="text/xml"/>
  <manifest:file-entry manifest:full-path="Object 60/settings.xml" manifest:media-type="text/xml"/>
  <manifest:file-entry manifest:full-path="Object 60/styles.xml" manifest:media-type="text/xml"/>
  <manifest:file-entry manifest:full-path="Object 60/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media-type="application/vnd.oasis.opendocument.spreadsheet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6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19" manifest:media-type="application/x-openoffice-gdimetafile;windows_formatname=&quot;GDIMetaFile&quot;"/>
  <manifest:file-entry manifest:full-path="ObjectReplacements/Object 49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"/>
  <manifest:file-entry manifest:full-path="ObjectReplacements/Object 80" manifest:media-type=""/>
  <manifest:file-entry manifest:full-path="ObjectReplacements/Object 30" manifest:media-type=""/>
  <manifest:file-entry manifest:full-path="ObjectReplacements/Object 70" manifest:media-type=""/>
  <manifest:file-entry manifest:full-path="ObjectReplacements/Object 31" manifest:media-type=""/>
  <manifest:file-entry manifest:full-path="ObjectReplacements/Object 71" manifest:media-type=""/>
  <manifest:file-entry manifest:full-path="ObjectReplacements/Object 33" manifest:media-type=""/>
  <manifest:file-entry manifest:full-path="ObjectReplacements/Object 73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51" manifest:media-type=""/>
  <manifest:file-entry manifest:full-path="ObjectReplacements/Object 76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28" manifest:media-type="application/x-openoffice-gdimetafile;windows_formatname=&quot;GDIMetaFile&quot;"/>
  <manifest:file-entry manifest:full-path="ObjectReplacements/Object 53" manifest:media-type=""/>
  <manifest:file-entry manifest:full-path="ObjectReplacements/Object 78" manifest:media-type=""/>
  <manifest:file-entry manifest:full-path="ObjectReplacements/Object 43" manifest:media-type="application/x-openoffice-gdimetafile;windows_formatname=&quot;GDIMetaFile&quot;"/>
  <manifest:file-entry manifest:full-path="ObjectReplacements/Object 68" manifest:media-type=""/>
  <manifest:file-entry manifest:full-path="ObjectReplacements/Object 32" manifest:media-type=""/>
  <manifest:file-entry manifest:full-path="ObjectReplacements/Object 72" manifest:media-type=""/>
  <manifest:file-entry manifest:full-path="ObjectReplacements/Object 79" manifest:media-type=""/>
  <manifest:file-entry manifest:full-path="ObjectReplacements/Object 54" manifest:media-type=""/>
  <manifest:file-entry manifest:full-path="ObjectReplacements/Object 74" manifest:media-type=""/>
  <manifest:file-entry manifest:full-path="ObjectReplacements/Object 69" manifest:media-type=""/>
  <manifest:file-entry manifest:full-path="ObjectReplacements/Object 44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"/>
  <manifest:file-entry manifest:full-path="ObjectReplacements/Object 52" manifest:media-type="application/x-openoffice-gdimetafile;windows_formatname=&quot;GDIMetaFile&quot;"/>
  <manifest:file-entry manifest:full-path="ObjectReplacements/Object 77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50" manifest:media-type="application/x-openoffice-gdimetafile;windows_formatname=&quot;GDIMetaFile&quot;"/>
  <manifest:file-entry manifest:full-path="ObjectReplacements/Object 75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spreadsheet"/>
  <manifest:file-entry manifest:full-path="Object 36/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media-type="application/vnd.oasis.opendocument.spreadsheet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spreadsheet"/>
  <manifest:file-entry manifest:full-path="Object 61/style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spreadsheet"/>
  <manifest:file-entry manifest:full-path="Object 37/content.xml" manifest:media-type="text/xml"/>
  <manifest:file-entry manifest:full-path="Object 37/styles.xml" manifest:media-type="text/xml"/>
  <manifest:file-entry manifest:full-path="Object 37/settings.xml" manifest:media-type="text/xml"/>
  <manifest:file-entry manifest:full-path="Object 37/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spreadsheet"/>
  <manifest:file-entry manifest:full-path="Object 62/settings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spreadsheet"/>
  <manifest:file-entry manifest:full-path="Object 38/content.xml" manifest:media-type="text/xml"/>
  <manifest:file-entry manifest:full-path="Object 38/settings.xml" manifest:media-type="text/xml"/>
  <manifest:file-entry manifest:full-path="Object 38/styles.xml" manifest:media-type="text/xml"/>
  <manifest:file-entry manifest:full-path="Object 38/" manifest:media-type="application/vnd.oasis.opendocument.spreadsheet"/>
  <manifest:file-entry manifest:full-path="Object 13/content.xml" manifest:media-type="text/xml"/>
  <manifest:file-entry manifest:full-path="Object 13/styles.xml" manifest:media-type="text/xml"/>
  <manifest:file-entry manifest:full-path="Object 13/settings.xml" manifest:media-type="text/xml"/>
  <manifest:file-entry manifest:full-path="Object 13/" manifest:media-type="application/vnd.oasis.opendocument.spreadsheet"/>
  <manifest:file-entry manifest:full-path="Object 63/settings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2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06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26.9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3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0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4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47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.413cm"/>
    </style:style>
    <style:style style:name="gr20" style:family="graphic" style:parent-style-name="standard">
      <style:graphic-properties draw:fill="bitmap" draw:fill-image-name="Empty" draw:textarea-horizontal-align="center" draw:textarea-vertical-align="middle"/>
    </style:style>
    <style:style style:name="gr21" style:family="graphic" style:parent-style-name="standard">
      <style:graphic-properties draw:fill="bitmap" draw:fill-image-name="Empty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7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.145cm"/>
    </style:style>
    <style:style style:name="gr24" style:family="graphic" style:parent-style-name="standard">
      <style:graphic-properties draw:stroke="none" draw:fill="none" fo:min-height="0.9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1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0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cm" fo:min-width="0.001cm"/>
    </style:style>
    <style:style style:name="pr1" style:family="presentation" style:parent-style-name="lyt-cool-title" style:list-style-name="L5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7.676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fill-color="#ffffff" fo:min-height="3.507cm"/>
    </style:style>
    <style:style style:name="pr8" style:family="presentation" style:parent-style-name="lyt-cool-subtitle">
      <style:graphic-properties draw:fill-color="#ffffff" fo:min-height="13.141cm"/>
    </style:style>
    <style:style style:name="pr9" style:family="presentation" style:parent-style-name="lyt-cool-outline1">
      <style:graphic-properties draw:fill-color="#ffffff" draw:auto-grow-height="true" fo:min-height="4.947cm"/>
    </style:style>
    <style:style style:name="pr10" style:family="presentation" style:parent-style-name="lyt-cool-outline1">
      <style:graphic-properties draw:fill-color="#ffffff" draw:auto-grow-height="true" fo:min-height="4.558cm"/>
    </style:style>
    <style:style style:name="pr11" style:family="presentation" style:parent-style-name="lyt-cool-outline1">
      <style:graphic-properties draw:fill-color="#ffffff" draw:auto-grow-height="true" fo:min-height="5.253cm"/>
    </style:style>
    <style:style style:name="pr12" style:family="presentation" style:parent-style-name="lyt-cool-outline1">
      <style:graphic-properties draw:fill-color="#ffffff" fo:min-height="5.227cm"/>
    </style:style>
    <style:style style:name="pr13" style:family="presentation" style:parent-style-name="lyt-cool-outline1">
      <style:graphic-properties draw:fill-color="#ffffff" fo:min-height="7.083cm"/>
    </style:style>
    <style:style style:name="pr14" style:family="presentation" style:parent-style-name="lyt-cool-outline1">
      <style:graphic-properties draw:fill-color="#ffffff" fo:min-height="7.333cm"/>
    </style:style>
    <style:style style:name="pr15" style:family="presentation" style:parent-style-name="lyt-cool-outline1">
      <style:graphic-properties draw:fill-color="#ffffff" fo:min-height="10.011cm"/>
    </style:style>
    <style:style style:name="pr16" style:family="presentation" style:parent-style-name="lyt-cool-outline1">
      <style:graphic-properties draw:fill-color="#ffffff" fo:min-height="14.089cm"/>
    </style:style>
    <style:style style:name="pr17" style:family="presentation" style:parent-style-name="lyt-cool-outline1">
      <style:graphic-properties draw:fill-color="#ffffff" fo:min-height="14.561cm"/>
    </style:style>
    <style:style style:name="pr18" style:family="presentation" style:parent-style-name="lyt-cool-outline1">
      <style:graphic-properties draw:fill-color="#ffffff" fo:min-height="11.565cm"/>
    </style:style>
    <style:style style:name="pr19" style:family="presentation" style:parent-style-name="lyt-cool-outline1">
      <style:graphic-properties draw:fill-color="#ffffff" draw:auto-grow-height="true" fo:min-height="2.752cm"/>
    </style:style>
    <style:style style:name="pr20" style:family="presentation" style:parent-style-name="lyt-cool-outline1">
      <style:graphic-properties draw:fill-color="#ffffff" fo:min-height="5.556cm"/>
    </style:style>
    <style:style style:name="pr21" style:family="presentation" style:parent-style-name="lyt-cool-outline1">
      <style:graphic-properties draw:fill-color="#ffffff" fo:min-height="9.101cm"/>
    </style:style>
    <style:style style:name="pr22" style:family="presentation" style:parent-style-name="lyt-cool-outline1">
      <style:graphic-properties draw:fill-color="#ffffff" fo:min-height="13.651cm"/>
    </style:style>
    <style:style style:name="pr23" style:family="presentation" style:parent-style-name="lyt-cool-outline1">
      <style:graphic-properties draw:fill-color="#ffffff" fo:min-height="14.493cm"/>
    </style:style>
    <style:style style:name="pr24" style:family="presentation" style:parent-style-name="lyt-cool-outline1">
      <style:graphic-properties draw:fill-color="#ffffff" fo:min-height="6.741cm"/>
    </style:style>
    <style:style style:name="pr25" style:family="presentation" style:parent-style-name="lyt-cool-outline1">
      <style:graphic-properties draw:fill-color="#ffffff" fo:min-height="9.62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.6cm" fo:margin-right="0cm" fo:text-align="center" fo:text-indent="-1cm"/>
      <style:text-properties fo:hyphenate="true"/>
    </style:style>
    <style:style style:name="P3" style:family="paragraph">
      <style:paragraph-properties fo:margin-left="1cm" fo:margin-right="0cm" fo:text-indent="0cm"/>
    </style:style>
    <style:style style:name="P4" style:family="paragraph">
      <style:paragraph-properties fo:margin-left="1.2cm" fo:margin-right="0cm" fo:text-indent="-0.6cm"/>
    </style:style>
    <style:style style:name="P5" style:family="paragraph">
      <loext:graphic-properties draw:fill-color="#ffffff"/>
      <style:paragraph-properties fo:margin-left="0.6cm" fo:margin-right="0cm" fo:text-align="center" fo:text-indent="-0.6cm"/>
      <style:text-properties fo:font-size="32pt" fo:hyphenate="true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margin-left="0.6cm" fo:margin-right="0cm" fo:text-align="start" fo:text-indent="-0.6cm"/>
    </style:style>
    <style:style style:name="P13" style:family="paragraph">
      <loext:graphic-properties draw:fill-color="#ffffff"/>
      <style:paragraph-properties fo:margin-left="0.6cm" fo:margin-right="0cm" fo:text-align="start" fo:text-indent="-0.6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1.2cm" fo:margin-right="0cm" fo:text-indent="-0.9cm"/>
    </style:style>
    <style:style style:name="P16" style:family="paragraph">
      <loext:graphic-properties draw:fill-color="#ffffff"/>
      <style:paragraph-properties fo:margin-left="1.2cm" fo:margin-right="0cm" fo:text-indent="-0.9cm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-color="#ffffff"/>
      <style:paragraph-properties fo:margin-left="1.2cm" fo:margin-right="0cm" fo:text-indent="-0.9cm"/>
      <style:text-properties style:font-name="Courier New" fo:font-size="28pt" style:font-size-asian="28pt" style:font-size-complex="28pt"/>
    </style:style>
    <style:style style:name="P20" style:family="paragraph">
      <loext:graphic-properties draw:fill-color="#ffffff"/>
      <style:paragraph-properties fo:margin-left="1.2cm" fo:margin-right="0cm" fo:text-indent="-0.9cm"/>
      <style:text-properties style:font-name="Courier New" fo:font-size="24pt" style:font-size-asian="24pt" style:font-size-complex="24pt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22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ff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margin-left="0cm" fo:margin-right="0cm" fo:text-indent="0cm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40pt" style:font-size-asian="40pt" style:font-size-complex="40pt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bitmap" draw:fill-image-name="Empty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="bitmap" draw:fill-image-name="Empty"/>
      <style:paragraph-properties fo:text-align="start"/>
    </style:style>
    <style:style style:name="P30" style:family="paragraph">
      <loext:graphic-properties draw:fill-color="#ffffff"/>
      <style:paragraph-properties fo:margin-left="1.2cm" fo:margin-right="0cm" fo:text-indent="-0.9cm"/>
      <style:text-properties style:font-name="Courier New" fo:font-size="20pt" style:font-size-asian="20pt" style:font-size-complex="20pt"/>
    </style:style>
    <style:style style:name="P31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2" style:family="paragraph">
      <loext:graphic-properties draw:fill="none"/>
      <style:paragraph-properties fo:margin-left="0cm" fo:margin-right="0cm" fo:text-indent="0cm"/>
      <style:text-properties style:font-name="Courier New" fo:font-size="16pt" style:font-size-asian="16pt" style:font-size-complex="16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style:font-name="Courier New" fo:font-size="18pt" style:font-size-asian="18pt" style:font-size-complex="18pt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0000ff" fo:font-size="24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font-size="24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P38" style:family="paragraph">
      <loext:graphic-properties draw:fill="bitmap" draw:fill-image-name="Empty"/>
      <style:paragraph-properties fo:margin-left="0cm" fo:margin-right="0cm" fo:text-align="start" fo:text-indent="0cm"/>
      <style:text-properties fo:font-size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Courier New" fo:font-size="22pt" style:font-size-asian="22pt" style:font-size-complex="22pt"/>
    </style:style>
    <style:style style:name="T16" style:family="text">
      <style:text-properties fo:color="#000000" style:text-outline="false" style:text-line-through-style="none" style:text-line-through-type="none" style:text-position="0% 100%" style:font-name="Courier New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Arial Unicode M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font-name="Courier New" fo:font-size="28pt" style:font-size-asian="28pt" style:font-size-complex="28pt"/>
    </style:style>
    <style:style style:name="T18" style:family="text">
      <style:text-properties style:font-name="Courier New" fo:font-size="24pt" style:font-size-asian="24pt" style:font-size-complex="24pt"/>
    </style:style>
    <style:style style:name="T19" style:family="text">
      <style:text-properties style:font-name="Courier New" fo:font-size="20pt" style:font-size-asian="20pt" style:font-size-complex="20pt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00ff" style:font-name="Courier New" fo:font-size="18pt" style:font-size-asian="18pt" style:font-size-complex="18pt"/>
    </style:style>
    <style:style style:name="T23" style:family="text">
      <style:text-properties fo:color="#000000" style:font-name="Courier New" fo:font-size="24pt" style:font-size-asian="24pt" style:font-size-complex="24pt"/>
    </style:style>
    <style:style style:name="T24" style:family="text">
      <style:text-properties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Courier New" fo:font-size="18pt" style:font-size-asian="18pt" style:font-size-complex="18pt"/>
    </style:style>
    <style:style style:name="T27" style:family="text">
      <style:text-properties style:font-name="Courier New"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Courier New" fo:font-size="21pt" style:font-size-asian="21pt" style:font-size-complex="21pt"/>
    </style:style>
    <style:style style:name="T30" style:family="text">
      <style:text-properties fo:color="#0000ff" fo:font-size="24pt" fo:font-weight="bold" style:font-weight-asian="bold" style:font-weight-complex="bold"/>
    </style:style>
    <style:style style:name="T31" style:family="text">
      <style:text-properties fo:font-size="24pt" fo:font-weight="bold" style:font-weight-asian="bold" style:font-weight-complex="bold"/>
    </style:style>
    <style:style style:name="T32" style:family="text">
      <style:text-properties fo:color="#000000" style:font-name="Courier New" fo:font-size="20pt" style:font-size-asian="20pt" style:font-size-complex="20pt"/>
    </style:style>
    <style:style style:name="T33" style:family="text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911cm" svg:height="3.507cm" svg:x="2.058cm" svg:y="1.543cm" presentation:class="title" presentation:user-transformed="true">
          <draw:text-box>
            <text:p text:style-name="P1">Estruturas de Dados</text:p>
          </draw:text-box>
        </draw:frame>
        <draw:frame presentation:style-name="pr2" draw:text-style-name="P5" draw:layer="layout" svg:width="23.911cm" svg:height="13.23cm" svg:x="2.058cm" svg:y="5.838cm" presentation:class="subtitle" presentation:user-transformed="true">
          <draw:text-box>
            <text:p text:style-name="P3"><text:span text:style-name="T1">Fila</text:span></text:p>
            <text:p text:style-name="P3"><text:span text:style-name="T2"/></text:p>
            <text:p text:style-name="P4"><text:span text:style-name="T2">Davi Romero de Vasconcelos</text:span></text:p>
            <text:p text:style-name="P4"><text:span text:style-name="T3"><text:a xlink:href="mailto:daviromero@ufc.br" xlink:type="simple">daviromero@ufc.br</text:a></text:span></text:p>
            <text:p text:style-name="P4"><text:span text:style-name="T3"/></text:p>
            <text:p text:style-name="P4"><text:span text:style-name="T2">Universidade Federal do Ceará</text:span></text:p>
            <text:p text:style-name="P4"><text:span text:style-name="T2">Campus de Quixadá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589cm" svg:y="1.993cm" presentation:class="title" presentation:user-transformed="true">
          <draw:text-box>
            <text:p text:style-name="P1">Fila</text:p>
          </draw:text-box>
        </draw:frame>
        <draw:frame presentation:style-name="pr5" draw:text-style-name="P7" draw:layer="layout" svg:width="26.8cm" svg:height="7.708cm" svg:x="1cm" svg:y="5.938cm" presentation:class="outline" presentation:user-transformed="true">
          <draw:text-box>
            <text:list text:style-name="L3">
              <text:list-item>
                <text:p text:style-name="P1"><text:span text:style-name="T4">Uma das estruturas de dados mais utilizadas é a fila</text:span></text:p>
              </text:list-item>
              <text:list-item>
                <text:p text:style-name="P1"><text:span text:style-name="T4">A inserção/remoção de elementos utiliza a estratégia:</text:span></text:p>
                <text:list>
                  <text:list-item>
                    <text:p text:style-name="P1"><text:span text:style-name="T4">O primeiro que entra é o primeiro que sai (</text:span><text:span text:style-name="T5">First</text:span><text:span text:style-name="T6"> in, first out</text:span><text:span text:style-name="T7">) </text:span></text:p>
                  </text:list-item>
                </text:list>
              </text:list-item>
              <text:list-item>
                <text:p text:style-name="P1"><text:span text:style-name="T8">As operações básicas são:</text:span></text:p>
                <text:list>
                  <text:list-item>
                    <text:p text:style-name="P1"><text:span text:style-name="T8">Inserir no Fim da Fila</text:span></text:p>
                  </text:list-item>
                  <text:list-item>
                    <text:p text:style-name="P1"><text:span text:style-name="T8">Remover do Início da Fila</text:span></text:p>
                  </text:list-item>
                </text:list>
              </text:list-item>
            </text:list>
          </draw:text-box>
        </draw:frame>
        <draw:line draw:style-name="gr1" draw:layer="layout" svg:x1="0cm" svg:y1="4.5cm" svg:x2="-0.083cm" svg:y2="4.63cm">
          <text:p/>
        </draw:line>
        <draw:g xml:id="id6" draw:id="id6">
          <draw:frame draw:style-name="gr2" draw:layer="layout" svg:width="2.926cm" svg:height="4.237cm" svg:x="2.674cm" svg:y="14.763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3" draw:text-style-name="P8" draw:layer="layout" svg:width="3.389cm" svg:height="0.64cm" svg:x="2.2cm" svg:y="19.3cm">
            <draw:text-box>
              <text:p text:style-name="P1"><text:span text:style-name="T9">fila vazia</text:span></text:p>
            </draw:text-box>
          </draw:frame>
        </draw:g>
        <draw:g xml:id="id7" draw:id="id7">
          <draw:frame draw:style-name="gr2" draw:layer="layout" svg:width="2.926cm" svg:height="4.237cm" svg:x="7.675cm" svg:y="14.764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" draw:text-style-name="P8" draw:layer="layout" svg:width="3.727cm" svg:height="0.64cm" svg:x="7.201cm" svg:y="19.301cm">
            <draw:text-box>
              <text:p text:style-name="P9"><text:span text:style-name="T9"><text:s text:c="2"/></text:span><text:span text:style-name="T9">insere(2)</text:span></text:p>
            </draw:text-box>
          </draw:frame>
          <draw:line draw:style-name="gr5" draw:text-style-name="P10" draw:layer="layout" svg:x1="6.5cm" svg:y1="18.8cm" svg:x2="7.5cm" svg:y2="18.8cm">
            <text:p text:style-name="P1"><text:span text:style-name="T10"/></text:p>
            <text:p text:style-name="P1"><text:span text:style-name="T10"/></text:p>
            <text:p text:style-name="P1"><text:span text:style-name="T10">ini</text:span></text:p>
            <text:p text:style-name="P1"><text:span text:style-name="T10"/></text:p>
            <text:p text:style-name="P1"><text:span text:style-name="T10">fim</text:span></text:p>
            <text:p text:style-name="P1"><text:span text:style-name="T10"/></text:p>
            <text:p text:style-name="P1"><text:span text:style-name="T10"/></text:p>
          </draw:line>
        </draw:g>
        <draw:g xml:id="id8" draw:id="id8">
          <draw:g>
            <draw:frame draw:style-name="gr2" draw:layer="layout" svg:width="2.925cm" svg:height="4.222cm" svg:x="12.576cm" svg:y="14.765cm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4" draw:text-style-name="P8" draw:layer="layout" svg:width="3.727cm" svg:height="0.64cm" svg:x="12.102cm" svg:y="19.302cm">
              <draw:text-box>
                <text:p text:style-name="P9"><text:span text:style-name="T9"><text:s text:c="2"/></text:span><text:span text:style-name="T9">insere(4)</text:span></text:p>
              </draw:text-box>
            </draw:frame>
          </draw:g>
          <draw:line draw:style-name="gr5" draw:text-style-name="P10" draw:layer="layout" svg:x1="11.401cm" svg:y1="17.801cm" svg:x2="12.401cm" svg:y2="17.801cm">
            <text:p text:style-name="P1"><text:span text:style-name="T10">ini</text:span></text:p>
            <text:p text:style-name="P1"><text:span text:style-name="T10"/></text:p>
            <text:p text:style-name="P1"><text:span text:style-name="T10"/></text:p>
          </draw:line>
          <draw:line draw:style-name="gr5" draw:text-style-name="P10" draw:layer="layout" svg:x1="11.401cm" svg:y1="18.501cm" svg:x2="12.401cm" svg:y2="18.501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fim</text:span></text:p>
            <text:p text:style-name="P1"><text:span text:style-name="T10"/></text:p>
          </draw:line>
        </draw:g>
        <draw:g xml:id="id9" draw:id="id9">
          <draw:g>
            <draw:frame draw:style-name="gr2" draw:layer="layout" svg:width="2.925cm" svg:height="4.222cm" svg:x="17.176cm" svg:y="14.766cm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4" draw:text-style-name="P8" draw:layer="layout" svg:width="3.727cm" svg:height="0.64cm" svg:x="16.702cm" svg:y="19.303cm">
              <draw:text-box>
                <text:p text:style-name="P9"><text:span text:style-name="T9"><text:s text:c="2"/></text:span><text:span text:style-name="T9">insere(5)</text:span></text:p>
              </draw:text-box>
            </draw:frame>
          </draw:g>
          <draw:line draw:style-name="gr5" draw:text-style-name="P10" draw:layer="layout" svg:x1="16.001cm" svg:y1="17.202cm" svg:x2="17.001cm" svg:y2="17.202cm">
            <text:p text:style-name="P1"><text:span text:style-name="T10">ini</text:span></text:p>
            <text:p text:style-name="P1"><text:span text:style-name="T10"/></text:p>
            <text:p text:style-name="P1"><text:span text:style-name="T10"/></text:p>
          </draw:line>
          <draw:line draw:style-name="gr5" draw:text-style-name="P10" draw:layer="layout" svg:x1="16.001cm" svg:y1="18.702cm" svg:x2="17.001cm" svg:y2="18.702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fim</text:span></text:p>
            <text:p text:style-name="P1"><text:span text:style-name="T10"/></text:p>
          </draw:line>
        </draw:g>
        <draw:g xml:id="id10" draw:id="id10">
          <draw:frame draw:style-name="gr6" draw:text-style-name="P11" draw:layer="layout" svg:width="0.713cm" svg:height="0.966cm" svg:x="25.2cm" svg:y="16.1cm">
            <draw:text-box>
              <text:p text:style-name="P1"><text:span text:style-name="T11">...</text:span></text:p>
            </draw:text-box>
          </draw:frame>
          <draw:g>
            <draw:frame draw:style-name="gr2" draw:layer="layout" svg:width="2.925cm" svg:height="4.222cm" svg:x="21.976cm" svg:y="14.767cm"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  <draw:frame draw:style-name="gr7" draw:text-style-name="P8" draw:layer="layout" svg:width="4.066cm" svg:height="1.279cm" svg:x="21.502cm" svg:y="19.304cm">
              <draw:text-box>
                <text:p text:style-name="P9"><text:span text:style-name="T9"><text:s text:c="2"/></text:span><text:span text:style-name="T9">remove()</text:span></text:p>
                <text:p text:style-name="P9"><text:span text:style-name="T9">retorna-se 2</text:span></text:p>
              </draw:text-box>
            </draw:frame>
          </draw:g>
          <draw:line draw:style-name="gr5" draw:text-style-name="P10" draw:layer="layout" svg:x1="20.801cm" svg:y1="17.903cm" svg:x2="21.801cm" svg:y2="17.903cm">
            <text:p text:style-name="P1"><text:span text:style-name="T10">ini</text:span></text:p>
            <text:p text:style-name="P1"><text:span text:style-name="T10"/></text:p>
            <text:p text:style-name="P1"><text:span text:style-name="T10"/></text:p>
          </draw:line>
          <draw:line draw:style-name="gr5" draw:text-style-name="P10" draw:layer="layout" svg:x1="20.801cm" svg:y1="18.703cm" svg:x2="21.801cm" svg:y2="18.703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fim</text:span></text:p>
            <text:p text:style-name="P1"><text:span text:style-name="T10"/></text:p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2" presentation:class="page"/>
          <draw:frame presentation:style-name="pr6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presentation:style-name="pr7" draw:text-style-name="P6" draw:layer="layout" svg:width="23.911cm" svg:height="3.507cm" svg:x="2.058cm" svg:y="1.543cm" presentation:class="title" presentation:user-transformed="true">
          <draw:text-box>
            <text:p text:style-name="P1">Tipo Abstrato de Dado<text:line-break/>Fila</text:p>
          </draw:text-box>
        </draw:frame>
        <draw:frame presentation:style-name="pr8" draw:text-style-name="P13" xml:id="id11" draw:id="id11" draw:layer="layout" svg:width="26.5cm" svg:height="13.141cm" svg:x="1.5cm" svg:y="7.655cm">
          <draw:text-box>
            <text:p text:style-name="P12"><text:span text:style-name="T12">typedef struct fila Fila;</text:span></text:p>
            <text:p text:style-name="P12"><text:span text:style-name="T12"><text:s/></text:span></text:p>
            <text:p text:style-name="P12"><text:span text:style-name="T13">/*Função que cria uma Fila.*/</text:span></text:p>
            <text:p text:style-name="P12"><text:span text:style-name="T12">Fila* fila_cria(void);</text:span></text:p>
            <text:p text:style-name="P12"><text:span text:style-name="T13">/*Testa se uma Fila é vazia.*/</text:span></text:p>
            <text:p text:style-name="P12"><text:span text:style-name="T12">int fila_vazia(Fila *f);</text:span></text:p>
            <text:p text:style-name="P12"><text:span text:style-name="T13">/*Função que adiciona um elemento em uma Fila.*/</text:span></text:p>
            <text:p text:style-name="P12"><text:span text:style-name="T12">void fila_insere(Fila *f, int info);</text:span></text:p>
            <text:p text:style-name="P12"><text:span text:style-name="T13">/*Função que remove um elemento de uma Fila.*/</text:span></text:p>
            <text:p text:style-name="P12"><text:span text:style-name="T12">int fila_remove(Fila *f);</text:span></text:p>
            <text:p text:style-name="P12"><text:span text:style-name="T13">/*Função que imprime os elementos de uma Fila.*/</text:span></text:p>
            <text:p text:style-name="P12"><text:span text:style-name="T12">void fila_imprime(Fila *f);</text:span></text:p>
            <text:p text:style-name="P12"><text:span text:style-name="T13">/*Libera o espaço alocado para uma Fila.*/</text:span></text:p>
            <text:p text:style-name="P12"><text:span text:style-name="T12">void fila_libera(Fila *f);</text:span></text:p>
            <text:p text:style-name="P12"><text:span text:style-name="T12"/></text:p>
          </draw:text-box>
        </draw:frame>
        <draw:frame draw:style-name="gr9" draw:text-style-name="P14" draw:layer="layout" svg:width="26.2cm" svg:height="2.051cm" svg:x="1.3cm" svg:y="5.3cm">
          <draw:text-box>
            <text:p text:style-name="P9"><text:span text:style-name="T3">Podemos criar um TAD Fila de Inteiros. Para tanto, devemos criar o arquivo fila.h com o nome do tipo e os protótip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3" presentation:class="page"/>
          <draw:frame presentation:style-name="pr6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3T16">
        <office:forms form:automatic-focus="false" form:apply-design-mode="false"/>
        <draw:frame presentation:style-name="pr4" draw:text-style-name="P6" draw:layer="layout" svg:width="23.911cm" svg:height="3.507cm" svg:x="2.058cm" svg:y="1.543cm" presentation:class="title">
          <draw:text-box>
            <text:p text:style-name="P1">Implementação do TAD Fila</text:p>
          </draw:text-box>
        </draw:frame>
        <draw:frame presentation:style-name="pr9" draw:text-style-name="P16" xml:id="id12" draw:id="id12" draw:layer="layout" svg:width="13.442cm" svg:height="4.964cm" svg:x="2.058cm" svg:y="8.047cm" presentation:class="outline" presentation:user-transformed="true">
          <draw:text-box>
            <text:p text:style-name="P15"/>
            <text:p text:style-name="P15"><text:span text:style-name="T14"/></text:p>
            <text:list text:style-name="L3">
              <text:list-item>
                <text:list>
                  <text:list-item>
                    <text:p text:style-name="P1">Vetor, quando o número máximo de elementos é conhecido</text:p>
                  </text:list-item>
                </text:list>
              </text:list-item>
            </text:list>
          </draw:text-box>
        </draw:frame>
        <draw:g xml:id="id13" draw:id="id13">
          <draw:g>
            <draw:frame draw:style-name="gr2" draw:layer="layout" svg:width="2.926cm" svg:height="4.237cm" svg:x="7.745cm" svg:y="14.1cm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draw:g>
          <draw:frame draw:style-name="gr10" draw:text-style-name="P8" draw:layer="layout" svg:width="1.357cm" svg:height="0.64cm" svg:x="6.398cm" svg:y="17.673cm">
            <draw:text-box>
              <text:p text:style-name="P1"><text:span text:style-name="T9">v[0]</text:span></text:p>
            </draw:text-box>
          </draw:frame>
          <draw:frame draw:style-name="gr10" draw:text-style-name="P8" draw:layer="layout" svg:width="1.357cm" svg:height="0.64cm" svg:x="6.399cm" svg:y="16.973cm">
            <draw:text-box>
              <text:p text:style-name="P1"><text:span text:style-name="T9">v[1]</text:span></text:p>
            </draw:text-box>
          </draw:frame>
          <draw:frame draw:style-name="gr11" draw:text-style-name="P8" draw:layer="layout" svg:width="2.034cm" svg:height="0.64cm" svg:x="5.7cm" svg:y="14.173cm">
            <draw:text-box>
              <text:p text:style-name="P1"><text:span text:style-name="T9">v[N-1]</text:span></text:p>
            </draw:text-box>
          </draw:frame>
          <draw:frame draw:style-name="gr12" draw:text-style-name="P17" draw:layer="layout" svg:width="0.002cm" svg:height="0.954cm" svg:x="6.998cm" svg:y="15.273cm">
            <draw:text-box>
              <text:p/>
            </draw:text-box>
          </draw:frame>
          <draw:frame draw:style-name="gr6" draw:text-style-name="P11" draw:layer="layout" svg:width="0.713cm" svg:height="0.966cm" svg:x="6.598cm" svg:y="15.173cm">
            <draw:text-box>
              <text:p text:style-name="P1"><text:span text:style-name="T11">...</text:span></text:p>
            </draw:text-box>
          </draw:frame>
        </draw:g>
        <draw:frame presentation:style-name="pr10" draw:text-style-name="P16" xml:id="id14" draw:id="id14" draw:layer="layout" svg:width="13.442cm" svg:height="4.57cm" svg:x="14.458cm" svg:y="8.247cm" presentation:class="outline" presentation:user-transformed="true">
          <draw:text-box>
            <text:p text:style-name="P15"/>
            <text:list text:style-name="L3">
              <text:list-item>
                <text:list>
                  <text:list-item>
                    <text:p text:style-name="P1">Lista, quando não se sabe o número máximo de elementos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23.5cm" svg:height="5.253cm" svg:x="2.4cm" svg:y="5.247cm" presentation:class="outline" presentation:user-transformed="true">
          <draw:text-box>
            <text:list text:style-name="L3">
              <text:list-item>
                <text:p text:style-name="P1">Podemos implementar a interface fila de duas maneiras:</text:p>
              </text:list-item>
            </text:list>
          </draw:text-box>
        </draw:frame>
        <draw:g xml:id="id15" draw:id="id15">
          <draw:frame draw:style-name="gr2" draw:layer="layout" svg:width="2.965cm" svg:height="1.123cm" svg:x="19.333cm" svg:y="13.844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layer="layout" svg:width="2.965cm" svg:height="1.123cm" svg:x="19.334cm" svg:y="15.759cm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line draw:style-name="gr1" draw:layer="layout" svg:x1="20.735cm" svg:y1="14.755cm" svg:x2="20.735cm" svg:y2="15.819cm">
            <text:p/>
          </draw:line>
          <draw:frame draw:style-name="gr2" xml:id="id1" draw:id="id1" draw:layer="layout" svg:width="2.965cm" svg:height="1.123cm" svg:x="19.335cm" svg:y="17.78cm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line draw:style-name="gr1" draw:layer="layout" svg:x1="20.737cm" svg:y1="16.776cm" svg:x2="20.737cm" svg:y2="17.84cm">
            <text:p/>
          </draw:line>
          <draw:connector draw:style-name="gr13" draw:layer="layout" svg:x1="20.817cm" svg:y1="18.903cm" svg:x2="21.65cm" svg:y2="19.9cm" draw:start-shape="id1" draw:start-glue-point="2" svg:d="M20817 18903v749h833v248" svg:viewBox="0 0 834 9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4" presentation:class="page"/>
          <draw:frame presentation:style-name="pr6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text-style-name="P6" draw:layer="layout" svg:width="25.5cm" svg:height="3.507cm" svg:x="1.5cm" svg:y="1.543cm" presentation:class="title" presentation:user-transformed="true">
          <draw:text-box>
            <text:p text:style-name="P1">Implementação de Fila<text:line-break/>com Vetor</text:p>
          </draw:text-box>
        </draw:frame>
        <draw:frame presentation:style-name="pr12" draw:text-style-name="P19" xml:id="id16" draw:id="id16" draw:layer="layout" svg:width="10.6cm" svg:height="5.257cm" svg:x="3cm" svg:y="9.373cm" presentation:class="outline" presentation:user-transformed="true">
          <draw:text-box>
            <text:p text:style-name="P15"><text:span text:style-name="T15">#define N 3</text:span></text:p>
            <text:p text:style-name="P15"><text:span text:style-name="T15">typedef struct fila{</text:span></text:p>
            <text:p text:style-name="P18"><text:span text:style-name="T16">int n;</text:span></text:p>
            <text:p text:style-name="P18"><text:span text:style-name="T16">int ini;</text:span></text:p>
            <text:p text:style-name="P18"><text:span text:style-name="T16">int v[N];</text:span></text:p>
            <text:p text:style-name="P15"><text:span text:style-name="T15">}Fila;</text:span></text:p>
          </draw:text-box>
        </draw:frame>
        <draw:frame presentation:style-name="pr11" draw:text-style-name="P16" draw:layer="layout" svg:width="25.1cm" svg:height="5.253cm" svg:x="1.6cm" svg:y="5.248cm" presentation:class="outline" presentation:user-transformed="true">
          <draw:text-box>
            <text:list text:style-name="L3">
              <text:list-item>
                <text:p text:style-name="P1">A estrutura que representa o tipo fila deve ser composto pelo vetor, pelo elemento inicial e pelo número de elementos armazenados</text:p>
              </text:list-item>
            </text:list>
          </draw:text-box>
        </draw:frame>
        <draw:frame presentation:style-name="pr13" draw:text-style-name="P19" xml:id="id17" draw:id="id17" draw:layer="layout" svg:width="11.3cm" svg:height="7.493cm" svg:x="14.2cm" svg:y="9.4cm" presentation:class="outline" presentation:user-transformed="true">
          <draw:text-box>
            <text:p text:style-name="P15"><text:span text:style-name="T15">Fila f; f.n=0; f.ini=0; </text:span></text:p>
            <text:p text:style-name="P15"><text:span text:style-name="T15">f.v[0] = 2; f.n++;</text:span></text:p>
            <text:p text:style-name="P15"><text:span text:style-name="T15">f.v[1] = 4; f.n++;</text:span></text:p>
            <text:p text:style-name="P15"><text:span text:style-name="T15">f.v[2] = 5; f.n++;</text:span></text:p>
            <text:p text:style-name="P15"><text:span text:style-name="T15">f.n--; f.ini++;</text:span></text:p>
            <text:p text:style-name="P15"><text:span text:style-name="T15">f.v[0] = 7; f.n++;</text:span></text:p>
            <text:p text:style-name="P15"><text:span text:style-name="T17"/></text:p>
            <text:p text:style-name="P15"><text:span text:style-name="T17"/></text:p>
          </draw:text-box>
        </draw:frame>
        <draw:frame draw:style-name="gr2" xml:id="id18" draw:id="id18" draw:layer="layout" svg:width="4.715cm" svg:height="4.767cm" svg:x="2.283cm" svg:y="14.6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xml:id="id19" draw:id="id19" draw:layer="layout" svg:width="4.715cm" svg:height="4.747cm" svg:x="6.484cm" svg:y="14.6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20" draw:id="id20" draw:layer="layout" svg:width="4.715cm" svg:height="4.773cm" svg:x="10.685cm" svg:y="14.6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xml:id="id21" draw:id="id21" draw:layer="layout" svg:width="4.715cm" svg:height="4.747cm" svg:x="14.986cm" svg:y="14.69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xml:id="id22" draw:id="id22" draw:layer="layout" svg:width="4.715cm" svg:height="4.751cm" svg:x="19.187cm" svg:y="14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xml:id="id23" draw:id="id23" draw:layer="layout" svg:width="4.715cm" svg:height="4.751cm" svg:x="23.188cm" svg:y="14.701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presentation:style-name="pr14" draw:text-style-name="P19" xml:id="id24" draw:id="id24" draw:layer="layout" svg:width="14.4cm" svg:height="7.493cm" svg:x="13.5cm" svg:y="9.401cm" presentation:class="outline" presentation:user-transformed="true">
          <draw:text-box>
            <text:p text:style-name="P15"><text:span text:style-name="T15">Fila f; f.n=0; f.ini=0; </text:span></text:p>
            <text:p text:style-name="P15"><text:span text:style-name="T15">f.v[</text:span><text:span text:style-name="T12">(f.n+f.ini)%3</text:span><text:span text:style-name="T15">] = 2; f.n++;</text:span></text:p>
            <text:p text:style-name="P15"><text:span text:style-name="T15">f.v[</text:span><text:span text:style-name="T12">(f.n+f.ini)%3</text:span><text:span text:style-name="T15">] = 4; f.n++;</text:span></text:p>
            <text:p text:style-name="P15"><text:span text:style-name="T15">f.v[</text:span><text:span text:style-name="T12">(f.n+f.ini)%3</text:span><text:span text:style-name="T15">] = 5; f.n++;</text:span></text:p>
            <text:p text:style-name="P15"><text:span text:style-name="T15">f.n--; f.ini = </text:span><text:span text:style-name="T12">(f.ini+1)%3</text:span><text:span text:style-name="T15">;</text:span></text:p>
            <text:p text:style-name="P15"><text:span text:style-name="T15">f.v[</text:span><text:span text:style-name="T12">(f.n+f.ini)%3</text:span><text:span text:style-name="T15">] = 7; f.n++;</text:span></text:p>
            <text:p text:style-name="P15"><text:span text:style-name="T17"/></text:p>
            <text:p text:style-name="P15"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5" presentation:class="page"/>
          <draw:frame presentation:style-name="pr6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text-style-name="P6" draw:layer="layout" svg:width="23.911cm" svg:height="3.507cm" svg:x="2.058cm" svg:y="1.543cm" presentation:class="title">
          <draw:text-box>
            <text:p text:style-name="P1">Implementação de Fila<text:line-break/>com Vetor – Função Cria Fila</text:p>
          </draw:text-box>
        </draw:frame>
        <draw:frame presentation:style-name="pr15" draw:text-style-name="P20" draw:layer="layout" svg:width="23.911cm" svg:height="10.572cm" svg:x="2cm" svg:y="6.873cm" presentation:class="outline" presentation:user-transformed="true">
          <draw:text-box>
            <text:p text:style-name="P15"><text:span text:style-name="T18">Fila* fila_cria(void){</text:span></text:p>
            <text:p text:style-name="P15"><text:span text:style-name="T18"><text:s text:c="3"/></text:span><text:span text:style-name="T18">Fila *f = (Fila*)malloc(sizeof(Fila));</text:span></text:p>
            <text:p text:style-name="P15"><text:span text:style-name="T18"><text:s text:c="3"/></text:span><text:span text:style-name="T18">if(f==NULL){</text:span></text:p>
            <text:p text:style-name="P15"><text:span text:style-name="T18"><text:s text:c="6"/></text:span><text:span text:style-name="T18">printf("Memoria insuficiente!!!\n");</text:span></text:p>
            <text:p text:style-name="P15"><text:span text:style-name="T18"><text:s text:c="6"/></text:span><text:span text:style-name="T18">exit(1);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f-&gt;n = 0;</text:span></text:p>
            <text:p text:style-name="P15"><text:span text:style-name="T18"><text:s text:c="3"/></text:span><text:span text:style-name="T18">f-&gt;ini = 0;</text:span></text:p>
            <text:p text:style-name="P15"><text:span text:style-name="T18"><text:s text:c="3"/></text:span><text:span text:style-name="T18">return f;</text:span></text:p>
            <text:p text:style-name="P15"><text:span text:style-name="T18">}</text:span></text:p>
            <text:p text:style-name="P15"><text:span text:style-name="T18"/></text:p>
          </draw:text-box>
        </draw:frame>
        <draw:g xml:id="id25" draw:id="id25">
          <draw:frame draw:style-name="gr2" draw:layer="layout" svg:width="7.215cm" svg:height="5.251cm" svg:x="15.301cm" svg:y="11.912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layer="layout" svg:width="5.514cm" svg:height="1.009cm" svg:x="7.2cm" svg:y="15.991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" draw:layer="layout" svg:x1="11.7cm" svg:y1="16.5cm" svg:x2="15.2cm" svg:y2="16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6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6" draw:layer="layout" svg:width="23.911cm" svg:height="3.507cm" svg:x="2.058cm" svg:y="1.543cm" presentation:class="title">
          <draw:text-box>
            <text:p text:style-name="P1">Implementação de Fila <text:line-break/>com Vetor – Função Insere</text:p>
          </draw:text-box>
        </draw:frame>
        <draw:frame presentation:style-name="pr15" draw:text-style-name="P20" draw:layer="layout" svg:width="23.911cm" svg:height="10.572cm" svg:x="2cm" svg:y="5.473cm" presentation:class="outline" presentation:user-transformed="true">
          <draw:text-box>
            <text:p text:style-name="P15"><text:span text:style-name="T18">void fila_insere(Fila *f, int info){</text:span></text:p>
            <text:p text:style-name="P15"><text:span text:style-name="T18"><text:s text:c="3"/></text:span><text:span text:style-name="T18">int fim;</text:span></text:p>
            <text:p text:style-name="P15"><text:span text:style-name="T18"><text:s text:c="3"/></text:span><text:span text:style-name="T18">if(f-&gt;n==N){</text:span></text:p>
            <text:p text:style-name="P15"><text:span text:style-name="T18"><text:s text:c="6"/></text:span><text:span text:style-name="T19">printf("Capacidade da Fila Estorou!!!\n");</text:span></text:p>
            <text:p text:style-name="P15"><text:span text:style-name="T18"><text:s text:c="6"/></text:span><text:span text:style-name="T18">exit(1); <text:s text:c="5"/>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fim = (f-&gt;ini + f-&gt;n) % N;</text:span></text:p>
            <text:p text:style-name="P15"><text:span text:style-name="T18"><text:s text:c="3"/></text:span><text:span text:style-name="T18">f-&gt;v[fim]= info;</text:span></text:p>
            <text:p text:style-name="P15"><text:span text:style-name="T18"><text:s text:c="3"/></text:span><text:span text:style-name="T18">f-&gt;n++;</text:span></text:p>
            <text:p text:style-name="P15"><text:span text:style-name="T18">}</text:span></text:p>
            <text:p text:style-name="P15"><text:span text:style-name="T18"/></text:p>
          </draw:text-box>
        </draw:frame>
        <draw:g xml:id="id27" draw:id="id27">
          <draw:g xml:id="id26" draw:id="id26">
            <draw:frame draw:style-name="gr2" draw:layer="layout" svg:width="7.214cm" svg:height="6.281cm" svg:x="9.372cm" svg:y="12.673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2" draw:layer="layout" svg:width="5.514cm" svg:height="1.009cm" svg:x="1.3cm" svg:y="17.791cm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1" draw:layer="layout" svg:x1="5.8cm" svg:y1="18.3cm" svg:x2="9.3cm" svg:y2="18.3cm">
              <text:p/>
            </draw:line>
          </draw:g>
          <draw:frame draw:style-name="gr14" draw:text-style-name="P17" draw:layer="layout" svg:width="0.472cm" svg:height="0.945cm" svg:x="2.7cm" svg:y="15.995cm">
            <draw:text-box>
              <text:p text:style-name="P1">4</text:p>
            </draw:text-box>
          </draw:frame>
          <draw:frame draw:style-name="gr15" draw:text-style-name="P22" draw:layer="layout" svg:width="0.497cm" svg:height="0.966cm" svg:x="4.7cm" svg:y="15.8cm">
            <draw:text-box>
              <text:p text:style-name="P1"><text:span text:style-name="T20">+</text:span></text:p>
            </draw:text-box>
          </draw:frame>
        </draw:g>
        <draw:g xml:id="id28" draw:id="id28">
          <draw:g>
            <draw:frame draw:style-name="gr2" draw:layer="layout" svg:width="7.215cm" svg:height="6.234cm" svg:x="20.773cm" svg:y="12.673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2" draw:layer="layout" svg:width="5.514cm" svg:height="1.009cm" svg:x="12.701cm" svg:y="17.791cm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line draw:style-name="gr1" draw:layer="layout" svg:x1="17.201cm" svg:y1="18.3cm" svg:x2="20.701cm" svg:y2="18.3cm">
              <text:p/>
            </draw:line>
          </draw:g>
          <draw:frame draw:style-name="gr15" draw:text-style-name="P22" draw:layer="layout" svg:width="0.497cm" svg:height="0.966cm" svg:x="16.101cm" svg:y="15.8cm">
            <draw:text-box>
              <text:p text:style-name="P1"><text:span text:style-name="T20">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7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6" draw:layer="layout" svg:width="23.911cm" svg:height="3.507cm" svg:x="2.058cm" svg:y="1.543cm" presentation:class="title" presentation:user-transformed="true">
          <draw:text-box>
            <text:p text:style-name="P1">Implementação de Fila com Vetor – Função Vazia e <text:span text:style-name="T21">Remove</text:span></text:p>
          </draw:text-box>
        </draw:frame>
        <draw:frame presentation:style-name="pr16" draw:text-style-name="P20" draw:layer="layout" svg:width="23.911cm" svg:height="14.895cm" svg:x="1.3cm" svg:y="5.473cm" presentation:class="outline" presentation:user-transformed="true">
          <draw:text-box>
            <text:p text:style-name="P15"><text:span text:style-name="T22">/*Testa se uma fila é vazia.*/</text:span></text:p>
            <text:p text:style-name="P15"><text:span text:style-name="T23">int fila_vazia(Fila *f){</text:span></text:p>
            <text:p text:style-name="P15"><text:span text:style-name="T23"><text:s text:c="3"/></text:span><text:span text:style-name="T23">return f-&gt;n==0;</text:span></text:p>
            <text:p text:style-name="P15"><text:span text:style-name="T23">}</text:span></text:p>
            <text:p text:style-name="P15"><text:span text:style-name="T22">/*Função que remove um elemento de uma fila.*/</text:span></text:p>
            <text:p text:style-name="P15"><text:span text:style-name="T18">int fila_remove(Fila *f){</text:span></text:p>
            <text:p text:style-name="P15"><text:span text:style-name="T18"><text:s text:c="3"/></text:span><text:span text:style-name="T18">int a;</text:span></text:p>
            <text:p text:style-name="P15"><text:span text:style-name="T18"><text:s text:c="3"/></text:span><text:span text:style-name="T18">if(fila_vazia(f)){</text:span></text:p>
            <text:p text:style-name="P15"><text:span text:style-name="T18"><text:s text:c="6"/></text:span><text:span text:style-name="T18">printf("Fila Vazia!!!\n");</text:span></text:p>
            <text:p text:style-name="P15"><text:span text:style-name="T18"><text:s text:c="6"/></text:span><text:span text:style-name="T18">exit(1);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a = f-&gt;v[f-&gt;ini];</text:span></text:p>
            <text:p text:style-name="P15"><text:span text:style-name="T18"><text:s text:c="3"/></text:span><text:span text:style-name="T18">f-&gt;ini = (f-&gt;ini+1)%N;</text:span></text:p>
            <text:p text:style-name="P15"><text:span text:style-name="T18"><text:s text:c="3"/></text:span><text:span text:style-name="T18">f-&gt;n--;</text:span></text:p>
            <text:p text:style-name="P15"><text:span text:style-name="T18"><text:s text:c="3"/></text:span><text:span text:style-name="T18">return a;</text:span></text:p>
            <text:p text:style-name="P15"><text:span text:style-name="T18">}</text:span></text:p>
          </draw:text-box>
        </draw:frame>
        <draw:frame draw:style-name="gr16" draw:text-style-name="P23" xml:id="id34" draw:id="id34" draw:layer="layout" svg:width="0.478cm" svg:height="0.966cm" svg:x="22.758cm" svg:y="15.658cm">
          <draw:text-box>
            <text:p text:style-name="P1"><text:span text:style-name="T20">=</text:span></text:p>
          </draw:text-box>
        </draw:frame>
        <draw:frame draw:style-name="gr2" xml:id="id31" draw:id="id31" draw:layer="layout" svg:width="4.397cm" svg:height="1.009cm" svg:x="17cm" svg:y="13.39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xml:id="id32" draw:id="id32" draw:layer="layout" svg:width="4.397cm" svg:height="1.009cm" svg:x="17.001cm" svg:y="13.3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 xml:id="id30" draw:id="id30">
          <draw:g>
            <draw:g xml:id="id29" draw:id="id29">
              <draw:frame draw:style-name="gr2" draw:layer="layout" svg:width="6.461cm" svg:height="5.181cm" svg:x="16.552cm" svg:y="15.068cm">
                <draw:object xlink:href="./Object 14" xlink:type="simple" xlink:show="embed" xlink:actuate="onLoad"/>
                <draw:image xlink:href="./ObjectReplacements/Object 14" xlink:type="simple" xlink:show="embed" xlink:actuate="onLoad"/>
              </draw:frame>
              <draw:frame draw:style-name="gr2" draw:layer="layout" svg:width="4.937cm" svg:height="1.009cm" svg:x="9.3cm" svg:y="19.249cm">
                <draw:object xlink:href="./Object 26" xlink:type="simple" xlink:show="embed" xlink:actuate="onLoad"/>
                <draw:image xlink:href="./ObjectReplacements/Object 26" xlink:type="simple" xlink:show="embed" xlink:actuate="onLoad"/>
              </draw:frame>
              <draw:line draw:style-name="gr1" draw:layer="layout" svg:x1="13.329cm" svg:y1="19.758cm" svg:x2="16.463cm" svg:y2="19.758cm">
                <text:p/>
              </draw:line>
            </draw:g>
          </draw:g>
        </draw:g>
        <draw:frame draw:style-name="gr17" draw:text-style-name="P11" xml:id="id35" draw:id="id35" draw:layer="layout" svg:width="0.472cm" svg:height="0.966cm" svg:x="24.3cm" svg:y="15.7cm">
          <draw:text-box>
            <text:p text:style-name="P1"><text:span text:style-name="T11">2</text:span></text:p>
          </draw:text-box>
        </draw:frame>
        <draw:frame draw:style-name="gr18" draw:text-style-name="P24" draw:layer="layout" svg:width="0.001cm" svg:height="0.954cm" svg:x="18.5cm" svg:y="19cm">
          <draw:text-box>
            <text:p/>
          </draw:text-box>
        </draw:frame>
        <draw:g xml:id="id33" draw:id="id33">
          <draw:g>
            <draw:g>
              <draw:frame draw:style-name="gr2" draw:layer="layout" svg:width="6.461cm" svg:height="5.185cm" svg:x="16.553cm" svg:y="15.069cm">
                <draw:object xlink:href="./Object 15" xlink:type="simple" xlink:show="embed" xlink:actuate="onLoad"/>
                <draw:image xlink:href="./ObjectReplacements/Object 15" xlink:type="simple" xlink:show="embed" xlink:actuate="onLoad"/>
              </draw:frame>
              <draw:frame draw:style-name="gr2" draw:layer="layout" svg:width="4.937cm" svg:height="1.009cm" svg:x="9.301cm" svg:y="19.25cm">
                <draw:object xlink:href="./Object 24" xlink:type="simple" xlink:show="embed" xlink:actuate="onLoad"/>
                <draw:image xlink:href="./ObjectReplacements/Object 24" xlink:type="simple" xlink:show="embed" xlink:actuate="onLoad"/>
              </draw:frame>
              <draw:line draw:style-name="gr1" draw:layer="layout" svg:x1="13.33cm" svg:y1="19.759cm" svg:x2="16.464cm" svg:y2="19.759cm">
                <text:p/>
              </draw:line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8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7" draw:text-style-name="P6" draw:layer="layout" svg:width="23.911cm" svg:height="3.507cm" svg:x="2.058cm" svg:y="1.543cm" presentation:class="title" presentation:user-transformed="true">
          <draw:text-box>
            <text:p text:style-name="P1">Implementação de Fila com Vetor – Função Vazia e <text:span text:style-name="T21">Remove</text:span></text:p>
          </draw:text-box>
        </draw:frame>
        <draw:frame presentation:style-name="pr16" draw:text-style-name="P20" draw:layer="layout" svg:width="23.911cm" svg:height="14.895cm" svg:x="1.3cm" svg:y="5.473cm" presentation:class="outline" presentation:user-transformed="true">
          <draw:text-box>
            <text:p text:style-name="P15"><text:span text:style-name="T22">/*Testa se uma fila é vazia.*/</text:span></text:p>
            <text:p text:style-name="P15"><text:span text:style-name="T23">int fila_vazia(Fila *f){</text:span></text:p>
            <text:p text:style-name="P15"><text:span text:style-name="T23"><text:s text:c="3"/></text:span><text:span text:style-name="T23">return f-&gt;n==0;</text:span></text:p>
            <text:p text:style-name="P15"><text:span text:style-name="T23">}</text:span></text:p>
            <text:p text:style-name="P15"><text:span text:style-name="T22">/*Função que remove um elemento de uma fila.*/</text:span></text:p>
            <text:p text:style-name="P15"><text:span text:style-name="T18">int fila_remove(Fila *f){</text:span></text:p>
            <text:p text:style-name="P15"><text:span text:style-name="T18"><text:s text:c="3"/></text:span><text:span text:style-name="T18">int a;</text:span></text:p>
            <text:p text:style-name="P15"><text:span text:style-name="T18"><text:s text:c="3"/></text:span><text:span text:style-name="T18">if(fila_vazia(f)){</text:span></text:p>
            <text:p text:style-name="P15"><text:span text:style-name="T18"><text:s text:c="6"/></text:span><text:span text:style-name="T18">printf("Fila Vazia!!!\n");</text:span></text:p>
            <text:p text:style-name="P15"><text:span text:style-name="T18"><text:s text:c="6"/></text:span><text:span text:style-name="T18">exit(1);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a = f-&gt;v[f-&gt;ini];</text:span></text:p>
            <text:p text:style-name="P15"><text:span text:style-name="T18"><text:s text:c="3"/></text:span><text:span text:style-name="T18">f-&gt;ini = (f-&gt;ini+1)%N;</text:span></text:p>
            <text:p text:style-name="P15"><text:span text:style-name="T18"><text:s text:c="3"/></text:span><text:span text:style-name="T18">f-&gt;n--;</text:span></text:p>
            <text:p text:style-name="P15"><text:span text:style-name="T18"><text:s text:c="3"/></text:span><text:span text:style-name="T18">return a;</text:span></text:p>
            <text:p text:style-name="P15"><text:span text:style-name="T18">}</text:span></text:p>
          </draw:text-box>
        </draw:frame>
        <draw:frame draw:style-name="gr16" draw:text-style-name="P23" xml:id="id41" draw:id="id41" draw:layer="layout" svg:width="0.478cm" svg:height="0.966cm" svg:x="22.758cm" svg:y="15.658cm">
          <draw:text-box>
            <text:p text:style-name="P1"><text:span text:style-name="T20">=</text:span></text:p>
          </draw:text-box>
        </draw:frame>
        <draw:frame draw:style-name="gr2" xml:id="id38" draw:id="id38" draw:layer="layout" svg:width="4.397cm" svg:height="1.009cm" svg:x="17cm" svg:y="13.39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xml:id="id39" draw:id="id39" draw:layer="layout" svg:width="4.397cm" svg:height="1.009cm" svg:x="17.001cm" svg:y="13.392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g xml:id="id37" draw:id="id37">
          <draw:g>
            <draw:g xml:id="id36" draw:id="id36">
              <draw:frame draw:style-name="gr2" draw:layer="layout" svg:width="6.461cm" svg:height="5.181cm" svg:x="16.552cm" svg:y="15.068cm">
                <draw:object xlink:href="./Object 60" xlink:type="simple" xlink:show="embed" xlink:actuate="onLoad"/>
                <draw:image xlink:href="./ObjectReplacements/Object 60" xlink:type="simple" xlink:show="embed" xlink:actuate="onLoad"/>
              </draw:frame>
              <draw:frame draw:style-name="gr2" draw:layer="layout" svg:width="4.937cm" svg:height="1.009cm" svg:x="9.3cm" svg:y="19.249cm">
                <draw:object xlink:href="./Object 61" xlink:type="simple" xlink:show="embed" xlink:actuate="onLoad"/>
                <draw:image xlink:href="./ObjectReplacements/Object 61" xlink:type="simple" xlink:show="embed" xlink:actuate="onLoad"/>
              </draw:frame>
              <draw:line draw:style-name="gr1" draw:layer="layout" svg:x1="13.329cm" svg:y1="19.758cm" svg:x2="16.463cm" svg:y2="19.758cm">
                <text:p/>
              </draw:line>
            </draw:g>
          </draw:g>
        </draw:g>
        <draw:frame draw:style-name="gr17" draw:text-style-name="P11" xml:id="id42" draw:id="id42" draw:layer="layout" svg:width="0.472cm" svg:height="0.966cm" svg:x="24.3cm" svg:y="15.7cm">
          <draw:text-box>
            <text:p text:style-name="P1"><text:span text:style-name="T11">3</text:span></text:p>
          </draw:text-box>
        </draw:frame>
        <draw:frame draw:style-name="gr18" draw:text-style-name="P24" draw:layer="layout" svg:width="0.001cm" svg:height="0.954cm" svg:x="18.5cm" svg:y="19cm">
          <draw:text-box>
            <text:p/>
          </draw:text-box>
        </draw:frame>
        <draw:g xml:id="id40" draw:id="id40">
          <draw:g>
            <draw:g>
              <draw:frame draw:style-name="gr2" draw:layer="layout" svg:width="6.461cm" svg:height="5.194cm" svg:x="16.553cm" svg:y="15.069cm">
                <draw:object xlink:href="./Object 62" xlink:type="simple" xlink:show="embed" xlink:actuate="onLoad"/>
                <draw:image xlink:href="./ObjectReplacements/Object 62" xlink:type="simple" xlink:show="embed" xlink:actuate="onLoad"/>
              </draw:frame>
              <draw:frame draw:style-name="gr2" draw:layer="layout" svg:width="4.937cm" svg:height="1.009cm" svg:x="9.301cm" svg:y="19.25cm">
                <draw:object xlink:href="./Object 63" xlink:type="simple" xlink:show="embed" xlink:actuate="onLoad"/>
                <draw:image xlink:href="./ObjectReplacements/Object 63" xlink:type="simple" xlink:show="embed" xlink:actuate="onLoad"/>
              </draw:frame>
              <draw:line draw:style-name="gr1" draw:layer="layout" svg:x1="13.33cm" svg:y1="19.759cm" svg:x2="16.464cm" svg:y2="19.759cm">
                <text:p/>
              </draw:line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9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7" draw:text-style-name="P25" draw:layer="layout" svg:width="23.911cm" svg:height="3.507cm" svg:x="2.058cm" svg:y="1.542cm" presentation:class="title" presentation:user-transformed="true">
          <draw:text-box>
            <text:p text:style-name="P1"><text:span text:style-name="T1">Implementação de Fila com Vetor <text:s/>Função Imprime e </text:span><text:span text:style-name="T24">Libera</text:span></text:p>
          </draw:text-box>
        </draw:frame>
        <draw:frame presentation:style-name="pr17" draw:text-style-name="P20" draw:layer="layout" svg:width="23.911cm" svg:height="15.377cm" svg:x="1.3cm" svg:y="5.473cm" presentation:class="outline" presentation:user-transformed="true">
          <draw:text-box>
            <text:p text:style-name="P15"><text:span text:style-name="T23">void fila_imprime(Fila *f){</text:span></text:p>
            <text:p text:style-name="P15"><text:span text:style-name="T23"><text:s text:c="3"/></text:span><text:span text:style-name="T23">int i; <text:s text:c="2"/>int k;</text:span></text:p>
            <text:p text:style-name="P15"><text:span text:style-name="T23"><text:s text:c="3"/></text:span><text:span text:style-name="T23">for(i = 0; i&lt;f-&gt;n;i++){</text:span></text:p>
            <text:p text:style-name="P15"><text:span text:style-name="T23"><text:s text:c="3"/></text:span><text:span text:style-name="T23"><text:tab/></text:span><text:span text:style-name="T23">k = (f-&gt;ini+i) % N;</text:span></text:p>
            <text:p text:style-name="P15"><text:span text:style-name="T23"><text:s text:c="6"/></text:span><text:span text:style-name="T23">printf("%d\n",f-&gt;v[k]);</text:span></text:p>
            <text:p text:style-name="P15"><text:span text:style-name="T23"><text:s text:c="3"/></text:span><text:span text:style-name="T23">}</text:span></text:p>
            <text:p text:style-name="P15"><text:span text:style-name="T23"/></text:p>
            <text:p text:style-name="P15"><text:span text:style-name="T23">}</text:span></text:p>
            <text:p text:style-name="P15"><text:span text:style-name="T23"/></text:p>
            <text:p text:style-name="P15"><text:span text:style-name="T23"/></text:p>
            <text:p text:style-name="P15"><text:span text:style-name="T23"/></text:p>
            <text:p text:style-name="P15"><text:span text:style-name="T23"/></text:p>
            <text:p text:style-name="P15"><text:span text:style-name="T23"/></text:p>
            <text:p text:style-name="P15"><text:span text:style-name="T23">void fila_libera(Fila *f){</text:span></text:p>
            <text:p text:style-name="P15"><text:span text:style-name="T23"><text:s text:c="3"/></text:span><text:span text:style-name="T23">free(f);</text:span></text:p>
            <text:p text:style-name="P15"><text:span text:style-name="T23">}</text:span></text:p>
          </draw:text-box>
        </draw:frame>
        <draw:frame draw:style-name="gr19" draw:text-style-name="P26" draw:layer="layout" svg:width="1.542cm" svg:height="1.127cm" svg:x="19.958cm" svg:y="11.658cm">
          <draw:text-box>
            <text:p text:style-name="P1"><text:span text:style-name="T25">=</text:span></text:p>
          </draw:text-box>
        </draw:frame>
        <draw:frame draw:style-name="gr18" draw:text-style-name="P24" draw:layer="layout" svg:width="0.001cm" svg:height="0.954cm" svg:x="18.5cm" svg:y="19cm">
          <draw:text-box>
            <text:p/>
          </draw:text-box>
        </draw:frame>
        <draw:rect draw:style-name="gr20" draw:text-style-name="P27" draw:layer="layout" svg:width="5.5cm" svg:height="4.5cm" svg:x="21.5cm" svg:y="10.5cm">
          <text:p/>
        </draw:rect>
        <draw:g xml:id="id43" draw:id="id43">
          <draw:frame draw:style-name="gr2" draw:layer="layout" svg:width="4.397cm" svg:height="1.009cm" svg:x="14.8cm" svg:y="14.591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2" draw:layer="layout" svg:width="4.397cm" svg:height="1.009cm" svg:x="14.801cm" svg:y="13.592cm">
            <draw:object xlink:href="./Object 66" xlink:type="simple" xlink:show="embed" xlink:actuate="onLoad"/>
            <draw:image xlink:href="./ObjectReplacements/Object 66" xlink:type="simple" xlink:show="embed" xlink:actuate="onLoad"/>
          </draw:frame>
        </draw:g>
        <draw:g>
          <draw:g>
            <draw:g>
              <draw:frame draw:style-name="gr2" draw:layer="layout" svg:width="6.461cm" svg:height="5.181cm" svg:x="9.953cm" svg:y="12.168cm">
                <draw:object xlink:href="./Object 64" xlink:type="simple" xlink:show="embed" xlink:actuate="onLoad"/>
                <draw:image xlink:href="./ObjectReplacements/Object 64" xlink:type="simple" xlink:show="embed" xlink:actuate="onLoad"/>
              </draw:frame>
              <draw:frame draw:style-name="gr2" draw:layer="layout" svg:width="4.937cm" svg:height="1.009cm" svg:x="2.701cm" svg:y="16.349cm">
                <draw:object xlink:href="./Object 65" xlink:type="simple" xlink:show="embed" xlink:actuate="onLoad"/>
                <draw:image xlink:href="./ObjectReplacements/Object 65" xlink:type="simple" xlink:show="embed" xlink:actuate="onLoad"/>
              </draw:frame>
              <draw:line draw:style-name="gr1" draw:layer="layout" svg:x1="6.73cm" svg:y1="16.858cm" svg:x2="9.864cm" svg:y2="16.858cm">
                <text:p/>
              </draw:line>
            </draw:g>
          </draw:g>
        </draw:g>
        <draw:g xml:id="id45" draw:id="id45">
          <draw:frame draw:style-name="gr2" draw:layer="layout" svg:width="4.397cm" svg:height="1.009cm" svg:x="14.8cm" svg:y="14.591cm">
            <draw:object xlink:href="./Object 67" xlink:type="simple" xlink:show="embed" xlink:actuate="onLoad"/>
            <draw:image xlink:href="./ObjectReplacements/Object 67" xlink:type="simple" xlink:show="embed" xlink:actuate="onLoad"/>
          </draw:frame>
          <draw:frame draw:style-name="gr2" draw:layer="layout" svg:width="4.397cm" svg:height="1.009cm" svg:x="14.801cm" svg:y="13.592cm"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</draw:g>
        <draw:g xml:id="id47" draw:id="id47">
          <draw:frame draw:style-name="gr2" draw:layer="layout" svg:width="4.397cm" svg:height="1.009cm" svg:x="14.8cm" svg:y="14.591cm"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  <draw:frame draw:style-name="gr2" draw:layer="layout" svg:width="4.397cm" svg:height="1.009cm" svg:x="14.801cm" svg:y="13.592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g xml:id="id48" draw:id="id48">
          <draw:frame draw:style-name="gr2" draw:layer="layout" svg:width="4.397cm" svg:height="1.009cm" svg:x="14.8cm" svg:y="14.591cm"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  <draw:frame draw:style-name="gr2" draw:layer="layout" svg:width="4.397cm" svg:height="1.009cm" svg:x="14.801cm" svg:y="13.592cm">
            <draw:object xlink:href="./Object 72" xlink:type="simple" xlink:show="embed" xlink:actuate="onLoad"/>
            <draw:image xlink:href="./ObjectReplacements/Object 72" xlink:type="simple" xlink:show="embed" xlink:actuate="onLoad"/>
          </draw:frame>
        </draw:g>
        <draw:g xml:id="id50" draw:id="id50">
          <draw:frame draw:style-name="gr2" draw:layer="layout" svg:width="4.397cm" svg:height="1.009cm" svg:x="14.8cm" svg:y="14.591cm"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  <draw:frame draw:style-name="gr2" draw:layer="layout" svg:width="4.397cm" svg:height="1.009cm" svg:x="14.801cm" svg:y="13.592cm">
            <draw:object xlink:href="./Object 74" xlink:type="simple" xlink:show="embed" xlink:actuate="onLoad"/>
            <draw:image xlink:href="./ObjectReplacements/Object 74" xlink:type="simple" xlink:show="embed" xlink:actuate="onLoad"/>
          </draw:frame>
        </draw:g>
        <draw:g xml:id="id51" draw:id="id51">
          <draw:g>
            <draw:frame draw:style-name="gr2" draw:layer="layout" svg:width="4.397cm" svg:height="1.009cm" svg:x="14.8cm" svg:y="14.591cm">
              <draw:object xlink:href="./Object 75" xlink:type="simple" xlink:show="embed" xlink:actuate="onLoad"/>
              <draw:image xlink:href="./ObjectReplacements/Object 75" xlink:type="simple" xlink:show="embed" xlink:actuate="onLoad"/>
            </draw:frame>
            <draw:frame draw:style-name="gr2" draw:layer="layout" svg:width="4.397cm" svg:height="1.009cm" svg:x="14.801cm" svg:y="13.592cm">
              <draw:object xlink:href="./Object 76" xlink:type="simple" xlink:show="embed" xlink:actuate="onLoad"/>
              <draw:image xlink:href="./ObjectReplacements/Object 76" xlink:type="simple" xlink:show="embed" xlink:actuate="onLoad"/>
            </draw:frame>
          </draw:g>
        </draw:g>
        <draw:g xml:id="id44" draw:id="id44">
          <draw:g>
            <draw:frame draw:style-name="gr2" draw:layer="layout" svg:width="4.397cm" svg:height="1.009cm" svg:x="14.8cm" svg:y="14.599cm">
              <draw:object xlink:href="./Object 77" xlink:type="simple" xlink:show="embed" xlink:actuate="onLoad"/>
              <draw:image xlink:href="./ObjectReplacements/Object 77" xlink:type="simple" xlink:show="embed" xlink:actuate="onLoad"/>
            </draw:frame>
            <draw:frame draw:style-name="gr2" draw:layer="layout" svg:width="4.397cm" svg:height="1.009cm" svg:x="14.801cm" svg:y="13.6cm">
              <draw:object xlink:href="./Object 78" xlink:type="simple" xlink:show="embed" xlink:actuate="onLoad"/>
              <draw:image xlink:href="./ObjectReplacements/Object 78" xlink:type="simple" xlink:show="embed" xlink:actuate="onLoad"/>
            </draw:frame>
          </draw:g>
        </draw:g>
        <draw:g xml:id="id53" draw:id="id53">
          <draw:g>
            <draw:g>
              <draw:frame draw:style-name="gr2" draw:layer="layout" svg:width="4.397cm" svg:height="1.009cm" svg:x="14.8cm" svg:y="14.591cm">
                <draw:object xlink:href="./Object 79" xlink:type="simple" xlink:show="embed" xlink:actuate="onLoad"/>
                <draw:image xlink:href="./ObjectReplacements/Object 79" xlink:type="simple" xlink:show="embed" xlink:actuate="onLoad"/>
              </draw:frame>
              <draw:frame draw:style-name="gr2" draw:layer="layout" svg:width="4.397cm" svg:height="1.009cm" svg:x="14.801cm" svg:y="13.592cm">
                <draw:object xlink:href="./Object 80" xlink:type="simple" xlink:show="embed" xlink:actuate="onLoad"/>
                <draw:image xlink:href="./ObjectReplacements/Object 80" xlink:type="simple" xlink:show="embed" xlink:actuate="onLoad"/>
              </draw:frame>
            </draw:g>
          </draw:g>
        </draw:g>
        <draw:rect draw:style-name="gr21" draw:text-style-name="P29" xml:id="id46" draw:id="id46" draw:layer="layout" svg:width="5.5cm" svg:height="4.5cm" svg:x="21.5cm" svg:y="10.5cm">
          <text:p text:style-name="P28">3</text:p>
          <text:p text:style-name="P28"/>
          <text:p text:style-name="P28"/>
          <text:p text:style-name="P28"/>
        </draw:rect>
        <draw:rect draw:style-name="gr21" draw:text-style-name="P29" xml:id="id49" draw:id="id49" draw:layer="layout" svg:width="5.5cm" svg:height="4.5cm" svg:x="21.5cm" svg:y="10.5cm">
          <text:p text:style-name="P28">3</text:p>
          <text:p text:style-name="P28">2</text:p>
          <text:p text:style-name="P28"/>
          <text:p text:style-name="P28"/>
        </draw:rect>
        <draw:rect draw:style-name="gr21" draw:text-style-name="P29" xml:id="id52" draw:id="id52" draw:layer="layout" svg:width="5.5cm" svg:height="4.5cm" svg:x="21.5cm" svg:y="10.5cm">
          <text:p text:style-name="P28">3</text:p>
          <text:p text:style-name="P28">2</text:p>
          <text:p text:style-name="P28">4</text:p>
          <text:p text:style-name="P28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0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7" draw:text-style-name="P6" draw:layer="layout" svg:width="25.5cm" svg:height="3.507cm" svg:x="1.5cm" svg:y="1.543cm" presentation:class="title" presentation:user-transformed="true">
          <draw:text-box>
            <text:p text:style-name="P1">Implementação de Fila <text:line-break/>com Lista Encadeada</text:p>
          </draw:text-box>
        </draw:frame>
        <draw:frame presentation:style-name="pr18" draw:text-style-name="P19" xml:id="id54" draw:id="id54" draw:layer="layout" svg:width="15cm" svg:height="12.265cm" svg:x="1.7cm" svg:y="8.073cm" presentation:class="outline" presentation:user-transformed="true">
          <draw:text-box>
            <text:p text:style-name="P15"><text:span text:style-name="T15">typedef struct lista Lista;</text:span></text:p>
            <text:p text:style-name="P15"><text:span text:style-name="T15">typedef struct fila Fila;</text:span></text:p>
            <text:p text:style-name="P15"><text:span text:style-name="T15"/></text:p>
            <text:p text:style-name="P15"><text:span text:style-name="T15">struct lista{</text:span></text:p>
            <text:p text:style-name="P15"><text:span text:style-name="T15"><text:s text:c="3"/></text:span><text:span text:style-name="T15">int info;</text:span></text:p>
            <text:p text:style-name="P15"><text:span text:style-name="T15"><text:s text:c="3"/></text:span><text:span text:style-name="T15">Lista *prox; <text:s text:c="2"/></text:span></text:p>
            <text:p text:style-name="P15"><text:span text:style-name="T15">};</text:span></text:p>
            <text:p text:style-name="P15"><text:span text:style-name="T15"/></text:p>
            <text:p text:style-name="P15"><text:span text:style-name="T15"/></text:p>
            <text:p text:style-name="P15"><text:span text:style-name="T15">struct fila{</text:span></text:p>
            <text:p text:style-name="P15"><text:span text:style-name="T15"><text:s text:c="3"/></text:span><text:span text:style-name="T15">Lista *ini;</text:span></text:p>
            <text:p text:style-name="P15"><text:span text:style-name="T15"><text:s text:c="3"/></text:span><text:span text:style-name="T15">Lista *fim;</text:span></text:p>
            <text:p text:style-name="P15"><text:span text:style-name="T15">}; <text:s text:c="2"/></text:span></text:p>
            <text:p text:style-name="P15"><text:span text:style-name="T15"/></text:p>
          </draw:text-box>
        </draw:frame>
        <draw:frame presentation:style-name="pr19" draw:text-style-name="P16" draw:layer="layout" svg:width="25cm" svg:height="2.752cm" svg:x="2cm" svg:y="5.248cm" presentation:class="outline" presentation:user-transformed="true">
          <draw:text-box>
            <text:list text:style-name="L3">
              <text:list-item>
                <text:p text:style-name="P1">A estrutura que representa o tipo fila é composta pelo início e pelo fim de uma lista.</text:p>
              </text:list-item>
            </text:list>
          </draw:text-box>
        </draw:frame>
        <draw:frame presentation:style-name="pr20" draw:text-style-name="P30" xml:id="id55" draw:id="id55" draw:layer="layout" svg:width="15.8cm" svg:height="5.601cm" svg:x="12cm" svg:y="9.9cm" presentation:class="outline" presentation:user-transformed="true">
          <draw:text-box>
            <text:p text:style-name="P15"><text:span text:style-name="T19">Fila f; </text:span></text:p>
            <text:p text:style-name="P15"><text:span text:style-name="T19"/></text:p>
            <text:p text:style-name="P15"><text:span text:style-name="T19">Lista l1; l1.info=2; l1.prox=NULL;</text:span></text:p>
            <text:p text:style-name="P15"><text:span text:style-name="T19">f.ini=l1; f.fim=l1;</text:span></text:p>
            <text:p text:style-name="P15"><text:span text:style-name="T19"/></text:p>
            <text:p text:style-name="P15"><text:span text:style-name="T19">Lista l2; l2.info=4; l2.prox=NULL;</text:span></text:p>
            <text:p text:style-name="P15"><text:span text:style-name="T19">f.fim.prox=l2;f.fim=l2;</text:span></text:p>
          </draw:text-box>
        </draw:frame>
        <draw:polyline draw:style-name="gr1" xml:id="id59" draw:id="id59" draw:layer="layout" svg:width="2.835cm" svg:height="1.399cm" svg:x="17.5cm" svg:y="17cm" svg:viewBox="0 0 2836 1400" draw:points="2836,1400 0,0">
          <text:p text:style-name="P1"/>
        </draw:polyline>
        <draw:frame draw:style-name="gr22" draw:text-style-name="P31" xml:id="id57" draw:id="id57" draw:layer="layout" svg:width="0.764cm" svg:height="0.721cm" svg:x="13.3cm" svg:y="16.536cm">
          <draw:text-box>
            <text:p text:style-name="P1"><text:span text:style-name="T26">l1</text:span></text:p>
          </draw:text-box>
        </draw:frame>
        <draw:frame draw:style-name="gr2" xml:id="id2" draw:id="id2" draw:layer="layout" svg:width="3.367cm" svg:height="1.256cm" svg:x="14.133cm" svg:y="16.0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3" xml:id="id58" draw:id="id58" draw:layer="layout" svg:x1="15.816cm" svg:y1="17.336cm" svg:x2="16.14cm" svg:y2="18cm" draw:start-shape="id2" draw:start-glue-point="2" svg:d="M15816 17336v582h324v82" svg:viewBox="0 0 325 665">
          <text:p text:style-name="P1"/>
        </draw:connector>
        <draw:polyline draw:style-name="gr1" xml:id="id62" draw:id="id62" draw:layer="layout" svg:width="0cm" svg:height="0.999cm" svg:x="15.7cm" svg:y="17cm" svg:viewBox="0 0 0 1000" draw:points="0,0 0,1000">
          <text:p text:style-name="P1"/>
        </draw:polyline>
        <draw:polyline draw:style-name="gr1" xml:id="id60" draw:id="id60" draw:layer="layout" svg:width="2.999cm" svg:height="1.099cm" svg:x="17.5cm" svg:y="16.5cm" svg:viewBox="0 0 3000 1100" draw:points="3000,1100 0,0">
          <text:p text:style-name="P1"/>
        </draw:polyline>
        <draw:g xml:id="id56" draw:id="id56">
          <draw:g>
            <draw:frame draw:style-name="gr2" draw:layer="layout" svg:width="3.067cm" svg:height="2.992cm" svg:x="19.381cm" svg:y="16.99cm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23" draw:text-style-name="P31" draw:layer="layout" svg:width="1.145cm" svg:height="0.721cm" svg:x="22.736cm" svg:y="18.201cm">
              <draw:text-box>
                <text:p text:style-name="P1"><text:span text:style-name="T26">ini</text:span></text:p>
              </draw:text-box>
            </draw:frame>
          </draw:g>
          <draw:frame draw:style-name="gr23" draw:text-style-name="P31" draw:layer="layout" svg:width="1.145cm" svg:height="0.721cm" svg:x="22.8cm" svg:y="17.3cm">
            <draw:text-box>
              <text:p text:style-name="P1"><text:span text:style-name="T26">fim</text:span></text:p>
            </draw:text-box>
          </draw:frame>
          <draw:frame draw:style-name="gr24" draw:text-style-name="P32" draw:layer="layout" svg:width="0.709cm" svg:height="0.946cm" svg:x="20.549cm" svg:y="19.268cm">
            <draw:text-box>
              <text:p text:style-name="P1"><text:span text:style-name="T27">f</text:span></text:p>
            </draw:text-box>
          </draw:frame>
        </draw:g>
        <draw:polyline draw:style-name="gr1" xml:id="id63" draw:id="id63" draw:layer="layout" svg:width="2.999cm" svg:height="0.499cm" svg:x="17.5cm" svg:y="17.7cm" svg:viewBox="0 0 3000 500" draw:points="3000,0 0,500">
          <text:p text:style-name="P1"/>
        </draw:polyline>
        <draw:g xml:id="id61" draw:id="id61">
          <draw:frame draw:style-name="gr25" draw:text-style-name="P33" draw:layer="layout" svg:width="0.764cm" svg:height="1.4cm" svg:x="13.2cm" svg:y="18.4cm">
            <draw:text-box>
              <text:p text:style-name="P1"><text:span text:style-name="T26">l2</text:span></text:p>
            </draw:text-box>
          </draw:frame>
          <draw:frame draw:style-name="gr2" draw:layer="layout" svg:width="3.367cm" svg:height="1.256cm" svg:x="14.1cm" svg:y="18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connector draw:style-name="gr13" draw:layer="layout" svg:x1="15.916cm" svg:y1="19.236cm" svg:x2="16.24cm" svg:y2="19.9cm" svg:d="M15916 19236v332h324v332" svg:viewBox="0 0 325 665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1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7" draw:text-style-name="P6" draw:layer="layout" svg:width="23.911cm" svg:height="3.507cm" svg:x="2.058cm" svg:y="1.543cm" presentation:class="title">
          <draw:text-box>
            <text:p text:style-name="P1">Implementação de Fila <text:line-break/>com Lista – Função Cria</text:p>
          </draw:text-box>
        </draw:frame>
        <draw:frame presentation:style-name="pr21" draw:text-style-name="P20" draw:layer="layout" svg:width="23.911cm" svg:height="9.611cm" svg:x="2cm" svg:y="6.873cm" presentation:class="outline" presentation:user-transformed="true">
          <draw:text-box>
            <text:p text:style-name="P15"><text:span text:style-name="T18">Fila* fila_cria(void){</text:span></text:p>
            <text:p text:style-name="P15"><text:span text:style-name="T18"><text:s text:c="3"/></text:span><text:span text:style-name="T18">Fila *f = (Fila*)malloc(sizeof(Fila));</text:span></text:p>
            <text:p text:style-name="P15"><text:span text:style-name="T18"><text:s text:c="3"/></text:span><text:span text:style-name="T18">if(f==NULL){</text:span></text:p>
            <text:p text:style-name="P15"><text:span text:style-name="T18"><text:s text:c="6"/></text:span><text:span text:style-name="T18">printf("Memoria insuficiente!!!\n");</text:span></text:p>
            <text:p text:style-name="P15"><text:span text:style-name="T18"><text:s text:c="6"/></text:span><text:span text:style-name="T18">exit(1);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f-&gt;ini = NULL;</text:span></text:p>
            <text:p text:style-name="P15"><text:span text:style-name="T18"><text:s text:c="3"/></text:span><text:span text:style-name="T18">f-&gt;fim = NULL;</text:span></text:p>
            <text:p text:style-name="P15"><text:span text:style-name="T18"><text:s text:c="3"/></text:span><text:span text:style-name="T18">return f;</text:span></text:p>
            <text:p text:style-name="P15"><text:span text:style-name="T18">}</text:span></text:p>
          </draw:text-box>
        </draw:frame>
        <draw:g>
          <draw:g>
            <draw:frame draw:style-name="gr2" draw:layer="layout" svg:width="3.067cm" svg:height="2.992cm" svg:x="16.781cm" svg:y="13.39cm"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  <draw:frame draw:style-name="gr23" draw:text-style-name="P31" draw:layer="layout" svg:width="1.145cm" svg:height="0.721cm" svg:x="20.136cm" svg:y="14.601cm">
              <draw:text-box>
                <text:p text:style-name="P1"><text:span text:style-name="T26">ini</text:span></text:p>
              </draw:text-box>
            </draw:frame>
          </draw:g>
          <draw:frame draw:style-name="gr23" draw:text-style-name="P31" draw:layer="layout" svg:width="1.145cm" svg:height="0.721cm" svg:x="20.2cm" svg:y="13.7cm">
            <draw:text-box>
              <text:p text:style-name="P1"><text:span text:style-name="T26">fim</text:span></text:p>
            </draw:text-box>
          </draw:frame>
          <draw:frame draw:style-name="gr24" draw:text-style-name="P32" draw:layer="layout" svg:width="0.709cm" svg:height="0.946cm" svg:x="17.949cm" svg:y="15.668cm">
            <draw:text-box>
              <text:p text:style-name="P1"><text:span text:style-name="T27">f</text:span></text:p>
            </draw:text-box>
          </draw:frame>
        </draw:g>
        <draw:g xml:id="id64" draw:id="id64">
          <draw:g>
            <draw:line draw:style-name="gr13" draw:layer="layout" svg:x1="17.3cm" svg:y1="15cm" svg:x2="16.1cm" svg:y2="15cm">
              <text:p/>
            </draw:line>
            <draw:line draw:style-name="gr13" draw:layer="layout" svg:x1="16.1cm" svg:y1="15cm" svg:x2="16.1cm" svg:y2="15.9cm">
              <text:p/>
            </draw:line>
          </draw:g>
          <draw:g>
            <draw:line draw:style-name="gr13" draw:layer="layout" svg:x1="17.4cm" svg:y1="13.7cm" svg:x2="16cm" svg:y2="13.7cm">
              <text:p/>
            </draw:line>
            <draw:line draw:style-name="gr13" draw:layer="layout" svg:x1="16cm" svg:y1="13.7cm" svg:x2="16cm" svg:y2="14.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2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7" draw:text-style-name="P6" draw:layer="layout" svg:width="23.911cm" svg:height="3.507cm" svg:x="2.058cm" svg:y="1.543cm" presentation:class="title">
          <draw:text-box>
            <text:p text:style-name="P1">Implementação de Fila<text:line-break/>com Lista – Função Insere</text:p>
          </draw:text-box>
        </draw:frame>
        <draw:frame presentation:style-name="pr22" draw:text-style-name="P20" draw:layer="layout" svg:width="23.911cm" svg:height="14.416cm" svg:x="1.3cm" svg:y="5.473cm" presentation:class="outline" presentation:user-transformed="true">
          <draw:text-box>
            <text:p text:style-name="P15"><text:span text:style-name="T18">void fila_insere(Fila *f, int info){</text:span></text:p>
            <text:p text:style-name="P15"><text:span text:style-name="T18"><text:s text:c="3"/></text:span><text:span text:style-name="T18">Lista *l = (Lista*)malloc(sizeof(Lista));</text:span></text:p>
            <text:p text:style-name="P15"><text:span text:style-name="T18"><text:s text:c="3"/></text:span><text:span text:style-name="T18">if(l==NULL){</text:span></text:p>
            <text:p text:style-name="P15"><text:span text:style-name="T18"><text:s text:c="6"/></text:span><text:span text:style-name="T18">printf("Memoria insuficiente!!!\n");</text:span></text:p>
            <text:p text:style-name="P15"><text:span text:style-name="T18"><text:s text:c="6"/></text:span><text:span text:style-name="T18">exit(1);</text:span></text:p>
            <text:p text:style-name="P15"><text:span text:style-name="T18"><text:s text:c="3"/></text:span><text:span text:style-name="T18">}</text:span></text:p>
            <text:p text:style-name="P15"><text:span text:style-name="T18"><text:s text:c="3"/></text:span><text:span text:style-name="T18">l-&gt;info = info;</text:span></text:p>
            <text:p text:style-name="P15"><text:span text:style-name="T18"><text:s text:c="3"/></text:span><text:span text:style-name="T18">l-&gt;prox = NULL;</text:span></text:p>
            <text:p text:style-name="P15"><text:span text:style-name="T18"><text:s text:c="3"/></text:span><text:span text:style-name="T18">if(!fila_vazia(f))</text:span></text:p>
            <text:p text:style-name="P15"><text:span text:style-name="T18"><text:s text:c="3"/></text:span><text:span text:style-name="T18"><text:tab/></text:span><text:span text:style-name="T18"><text:tab/></text:span><text:span text:style-name="T18">f-&gt;fim-&gt;prox = l;</text:span><text:span text:style-name="T18"><text:tab/></text:span></text:p>
            <text:p text:style-name="P15"><text:span text:style-name="T18"><text:s text:c="3"/></text:span><text:span text:style-name="T18">else</text:span></text:p>
            <text:p text:style-name="P15"><text:span text:style-name="T18"><text:s text:c="3"/></text:span><text:span text:style-name="T18"><text:tab/></text:span><text:span text:style-name="T18"><text:tab/></text:span><text:span text:style-name="T18">f-&gt;ini = l;</text:span></text:p>
            <text:p text:style-name="P15"><text:span text:style-name="T18"><text:s text:c="3"/></text:span><text:span text:style-name="T18">f-&gt;fim = l;</text:span></text:p>
            <text:p text:style-name="P15"><text:span text:style-name="T18">}</text:span></text:p>
            <text:p text:style-name="P15"><text:span text:style-name="T18"/></text:p>
          </draw:text-box>
        </draw:frame>
        <draw:frame draw:style-name="gr26" draw:text-style-name="P24" draw:layer="layout" svg:width="1.8cm" svg:height="0.945cm" svg:x="14.217cm" svg:y="10.395cm">
          <draw:text-box>
            <text:p text:style-name="P1">3</text:p>
          </draw:text-box>
        </draw:frame>
        <draw:line draw:style-name="gr1" draw:layer="layout" svg:x1="23.3cm" svg:y1="11.1cm" svg:x2="19.801cm" svg:y2="10.7cm">
          <text:p/>
        </draw:line>
        <draw:frame draw:style-name="gr2" draw:layer="layout" svg:width="3.367cm" svg:height="1.256cm" svg:x="16.434cm" svg:y="9.78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1" draw:layer="layout" svg:x1="18.001cm" svg:y1="10.7cm" svg:x2="18.001cm" svg:y2="11.7cm">
          <text:p/>
        </draw:line>
        <draw:g>
          <draw:g>
            <draw:frame draw:style-name="gr2" draw:layer="layout" svg:width="3.067cm" svg:height="2.992cm" svg:x="21.682cm" svg:y="10.69cm"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  <draw:frame draw:style-name="gr23" draw:text-style-name="P31" draw:layer="layout" svg:width="1.145cm" svg:height="0.721cm" svg:x="25.037cm" svg:y="11.901cm">
              <draw:text-box>
                <text:p text:style-name="P1"><text:span text:style-name="T26">fim</text:span></text:p>
              </draw:text-box>
            </draw:frame>
          </draw:g>
          <draw:frame draw:style-name="gr23" draw:text-style-name="P31" draw:layer="layout" svg:width="1.145cm" svg:height="0.721cm" svg:x="25.101cm" svg:y="11cm">
            <draw:text-box>
              <text:p text:style-name="P1"><text:span text:style-name="T26">ini</text:span></text:p>
            </draw:text-box>
          </draw:frame>
          <draw:frame draw:style-name="gr24" draw:text-style-name="P32" draw:layer="layout" svg:width="0.709cm" svg:height="0.946cm" svg:x="22.85cm" svg:y="12.968cm">
            <draw:text-box>
              <text:p text:style-name="P1"><text:span text:style-name="T27">f</text:span></text:p>
            </draw:text-box>
          </draw:frame>
        </draw:g>
        <draw:polyline draw:style-name="gr1" xml:id="id69" draw:id="id69" draw:layer="layout" svg:width="2.999cm" svg:height="0cm" svg:x="19.8cm" svg:y="12.1cm" svg:viewBox="0 0 3000 0" draw:points="3000,0 0,0">
          <text:p text:style-name="P1"/>
        </draw:polyline>
        <draw:frame draw:style-name="gr2" draw:layer="layout" svg:width="3.367cm" svg:height="1.256cm" svg:x="16.401cm" svg:y="11.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13" xml:id="id67" draw:id="id67" draw:layer="layout" svg:x1="18.217cm" svg:y1="12.936cm" svg:x2="18.541cm" svg:y2="13.6cm" svg:d="M18217 12936v332h324v332" svg:viewBox="0 0 325 665">
          <text:p text:style-name="P1"/>
        </draw:connector>
        <draw:g xml:id="id66" draw:id="id66">
          <draw:connector draw:style-name="gr13" draw:layer="layout" svg:x1="21.218cm" svg:y1="16.224cm" svg:x2="21.542cm" svg:y2="16.888cm" svg:d="M21218 16224v332h324v332" svg:viewBox="0 0 325 665">
            <text:p/>
          </draw:connector>
          <draw:frame draw:style-name="gr2" draw:layer="layout" svg:width="3.367cm" svg:height="1.256cm" svg:x="19.6cm" svg:y="15.032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 xml:id="id65" draw:id="id65">
          <draw:g>
            <draw:frame draw:style-name="gr2" draw:layer="layout" svg:width="3.367cm" svg:height="1.256cm" svg:x="19.603cm" svg:y="15cm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  <draw:g>
              <draw:frame draw:style-name="gr2" draw:layer="layout" svg:width="3.067cm" svg:height="1.9cm" svg:x="15.501cm" svg:y="14cm">
                <draw:object xlink:href="./Object 31" xlink:type="simple" xlink:show="embed" xlink:actuate="onLoad"/>
                <draw:image xlink:href="./ObjectReplacements/Object 31" xlink:type="simple" xlink:show="embed" xlink:actuate="onLoad"/>
              </draw:frame>
            </draw:g>
            <draw:frame draw:style-name="gr27" draw:text-style-name="P34" draw:layer="layout" svg:width="0.159cm" svg:height="0.649cm" svg:x="15.101cm" svg:y="15.2cm">
              <draw:text-box>
                <text:p text:style-name="P1"><text:span text:style-name="T28">l</text:span></text:p>
              </draw:text-box>
            </draw:frame>
          </draw:g>
          <draw:line draw:style-name="gr1" draw:layer="layout" svg:x1="17.2cm" svg:y1="15.4cm" svg:x2="19.6cm" svg:y2="15.4cm">
            <text:p/>
          </draw:line>
        </draw:g>
        <draw:polyline draw:style-name="gr1" xml:id="id68" draw:id="id68" draw:layer="layout" svg:width="2.499cm" svg:height="2.499cm" svg:x="18cm" svg:y="12.5cm" svg:viewBox="0 0 2500 2500" draw:points="0,0 2500,2500">
          <text:p text:style-name="P1"/>
        </draw:polyline>
        <draw:polyline draw:style-name="gr1" xml:id="id70" draw:id="id70" draw:layer="layout" svg:width="1.499cm" svg:height="2.999cm" svg:x="21.5cm" svg:y="12cm" svg:viewBox="0 0 1500 3000" draw:points="1500,0 0,300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3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presentation:presentation-page-layout-name="AL2T1">
        <draw:g xml:id="id71" draw:id="id71">
          <draw:frame draw:style-name="gr2" draw:layer="layout" svg:width="4.397cm" svg:height="1.009cm" svg:x="15.403cm" svg:y="5.791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g>
            <draw:g>
              <draw:frame draw:style-name="gr2" draw:layer="layout" svg:width="3.067cm" svg:height="1.9cm" svg:x="12.7cm" svg:y="7.1cm">
                <draw:object xlink:href="./Object 38" xlink:type="simple" xlink:show="embed" xlink:actuate="onLoad"/>
                <draw:image xlink:href="./ObjectReplacements/Object 38" xlink:type="simple" xlink:show="embed" xlink:actuate="onLoad"/>
              </draw:frame>
            </draw:g>
            <draw:frame draw:style-name="gr27" draw:text-style-name="P34" draw:layer="layout" svg:width="0.159cm" svg:height="0.649cm" svg:x="12.3cm" svg:y="8.2cm">
              <draw:text-box>
                <text:p text:style-name="P1"><text:span text:style-name="T28">l</text:span></text:p>
              </draw:text-box>
            </draw:frame>
          </draw:g>
        </draw:g>
        <draw:frame presentation:style-name="pr7" draw:text-style-name="P6" draw:layer="layout" svg:width="23.911cm" svg:height="3.507cm" svg:x="2.058cm" svg:y="1.543cm" presentation:class="title" presentation:user-transformed="true">
          <draw:text-box>
            <text:p text:style-name="P1">Implementação de Fila com Lista – Função Vazia e <text:span text:style-name="T21">Remove</text:span></text:p>
          </draw:text-box>
        </draw:frame>
        <draw:frame presentation:style-name="pr23" draw:text-style-name="P20" draw:layer="layout" svg:width="23.911cm" svg:height="15.392cm" svg:x="1.3cm" svg:y="5.473cm" presentation:class="outline" presentation:user-transformed="true">
          <draw:text-box>
            <text:p text:style-name="P15"><text:span text:style-name="T23">int fila_vazia(Fila *f){</text:span></text:p>
            <text:p text:style-name="P15"><text:span text:style-name="T23"><text:s text:c="3"/></text:span><text:span text:style-name="T23">return f-&gt;ini==NULL;</text:span></text:p>
            <text:p text:style-name="P15"><text:span text:style-name="T23">}</text:span></text:p>
            <text:p text:style-name="P15"><text:span text:style-name="T22"/></text:p>
            <text:p text:style-name="P15"><text:span text:style-name="T29">int fila_remove(Fila *f){</text:span></text:p>
            <text:p text:style-name="P15"><text:span text:style-name="T29"><text:s text:c="3"/></text:span><text:span text:style-name="T29">Lista *l; <text:s/>int a;</text:span></text:p>
            <text:p text:style-name="P15"><text:span text:style-name="T29"><text:s text:c="3"/></text:span><text:span text:style-name="T29">if(fila_vazia(f)){</text:span></text:p>
            <text:p text:style-name="P15"><text:span text:style-name="T29"><text:s text:c="6"/></text:span><text:span text:style-name="T29">printf("Fila Vazia!!!\n");</text:span></text:p>
            <text:p text:style-name="P15"><text:span text:style-name="T29"><text:s text:c="6"/></text:span><text:span text:style-name="T29">exit(1);</text:span></text:p>
            <text:p text:style-name="P15"><text:span text:style-name="T29"><text:s text:c="3"/></text:span><text:span text:style-name="T29">}</text:span></text:p>
            <text:p text:style-name="P15"><text:span text:style-name="T29"><text:s text:c="3"/></text:span><text:span text:style-name="T29">a = f-&gt;ini-&gt;info;</text:span></text:p>
            <text:p text:style-name="P15"><text:span text:style-name="T29"><text:s text:c="3"/></text:span><text:span text:style-name="T29">l = f-&gt;ini;</text:span></text:p>
            <text:p text:style-name="P15"><text:span text:style-name="T29"><text:s text:c="3"/></text:span><text:span text:style-name="T29">f-&gt;ini = f-&gt;ini-&gt;prox;</text:span></text:p>
            <text:p text:style-name="P15"><text:span text:style-name="T29"><text:s text:c="3"/></text:span><text:span text:style-name="T29">free(l);</text:span></text:p>
            <text:p text:style-name="P15"><text:span text:style-name="T29"><text:s text:c="3"/></text:span><text:span text:style-name="T29">if(fila_vazia(f))</text:span></text:p>
            <text:p text:style-name="P15"><text:span text:style-name="T29"><text:s text:c="3"/></text:span><text:span text:style-name="T29"><text:tab/></text:span><text:span text:style-name="T29">f-&gt;fim = NULL;</text:span></text:p>
            <text:p text:style-name="P15"><text:span text:style-name="T29"><text:s text:c="3"/></text:span><text:span text:style-name="T29">return a;</text:span></text:p>
            <text:p text:style-name="P15"><text:span text:style-name="T29">}</text:span></text:p>
          </draw:text-box>
        </draw:frame>
        <draw:frame draw:style-name="gr2" xml:id="id72" draw:id="id72" draw:layer="layout" svg:width="4.302cm" svg:height="1.009cm" svg:x="15.497cm" svg:y="5.8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g xml:id="id78" draw:id="id78">
          <draw:frame draw:style-name="gr16" draw:text-style-name="P35" draw:layer="layout" svg:width="0.478cm" svg:height="0.966cm" svg:x="20.558cm" svg:y="13.358cm">
            <draw:text-box>
              <text:p text:style-name="P1"><text:span text:style-name="T30">=</text:span></text:p>
            </draw:text-box>
          </draw:frame>
          <draw:frame draw:style-name="gr28" draw:text-style-name="P36" draw:layer="layout" svg:width="0.472cm" svg:height="1.1cm" svg:x="22.1cm" svg:y="13.4cm">
            <draw:text-box>
              <text:p text:style-name="P1"><text:span text:style-name="T31">4</text:span></text:p>
            </draw:text-box>
          </draw:frame>
        </draw:g>
        <draw:frame draw:style-name="gr18" draw:text-style-name="P37" draw:layer="layout" svg:width="0.001cm" svg:height="0.954cm" svg:x="24cm" svg:y="11.1cm">
          <draw:text-box>
            <text:p/>
          </draw:text-box>
        </draw:frame>
        <draw:frame draw:style-name="gr2" xml:id="id3" draw:id="id3" draw:layer="layout" svg:width="3.367cm" svg:height="1.256cm" svg:x="17.534cm" svg:y="9.84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xml:id="id76" draw:id="id76" draw:layer="layout" svg:width="3.367cm" svg:height="1.256cm" svg:x="17.501cm" svg:y="7.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onnector draw:style-name="gr13" draw:layer="layout" svg:x1="19.217cm" svg:y1="11.1cm" svg:x2="19.541cm" svg:y2="11.764cm" draw:start-shape="id3" draw:start-glue-point="2" svg:d="M19217 11100v582h324v82" svg:viewBox="0 0 325 665">
          <text:p/>
        </draw:connector>
        <draw:polyline draw:style-name="gr1" xml:id="id77" draw:id="id77" draw:layer="layout" svg:width="0cm" svg:height="0.999cm" svg:x="19.201cm" svg:y="8.8cm" svg:viewBox="0 0 0 1000" draw:points="0,0 0,1000">
          <text:p text:style-name="P1"/>
        </draw:polyline>
        <draw:polyline draw:style-name="gr5" xml:id="id73" draw:id="id73" draw:layer="layout" svg:width="1.999cm" svg:height="0cm" svg:x="15.4cm" svg:y="8.5cm" svg:viewBox="0 0 2000 0" draw:points="0,0 2000,0">
          <text:p text:style-name="P1"/>
          <text:p text:style-name="P1"/>
        </draw:polyline>
        <draw:polyline draw:style-name="gr1" xml:id="id74" draw:id="id74" draw:layer="layout" svg:width="3.498cm" svg:height="0.399cm" svg:x="20.901cm" svg:y="8.7cm" svg:viewBox="0 0 3499 400" draw:points="3499,400 0,0">
          <text:p text:style-name="P1"/>
        </draw:polyline>
        <draw:g>
          <draw:g>
            <draw:frame draw:style-name="gr2" draw:layer="layout" svg:width="3.067cm" svg:height="2.992cm" svg:x="22.782cm" svg:y="8.69cm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  <draw:frame draw:style-name="gr23" draw:text-style-name="P31" draw:layer="layout" svg:width="1.145cm" svg:height="0.721cm" svg:x="26.137cm" svg:y="9.901cm">
              <draw:text-box>
                <text:p text:style-name="P1"><text:span text:style-name="T26">fim</text:span></text:p>
              </draw:text-box>
            </draw:frame>
          </draw:g>
          <draw:frame draw:style-name="gr23" draw:text-style-name="P31" draw:layer="layout" svg:width="1.145cm" svg:height="0.721cm" svg:x="26.201cm" svg:y="9cm">
            <draw:text-box>
              <text:p text:style-name="P1"><text:span text:style-name="T26">ini</text:span></text:p>
            </draw:text-box>
          </draw:frame>
          <draw:frame draw:style-name="gr24" draw:text-style-name="P32" draw:layer="layout" svg:width="0.709cm" svg:height="0.946cm" svg:x="23.95cm" svg:y="10.968cm">
            <draw:text-box>
              <text:p text:style-name="P1"><text:span text:style-name="T27">f</text:span></text:p>
            </draw:text-box>
          </draw:frame>
        </draw:g>
        <draw:line draw:style-name="gr1" draw:layer="layout" svg:x1="23.9cm" svg:y1="10.1cm" svg:x2="20.9cm" svg:y2="10.1cm">
          <text:p/>
        </draw:line>
        <draw:polyline draw:style-name="gr1" xml:id="id75" draw:id="id75" draw:layer="layout" svg:width="3.499cm" svg:height="0.499cm" svg:x="21cm" svg:y="9.5cm" svg:viewBox="0 0 3500 500" draw:points="3500,0 0,50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4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7" draw:text-style-name="P25" draw:layer="layout" svg:width="23.911cm" svg:height="3.507cm" svg:x="2.058cm" svg:y="1.542cm" presentation:class="title" presentation:user-transformed="true">
          <draw:text-box>
            <text:p text:style-name="P1"><text:span text:style-name="T1">Implementação de Fila com Lista Função Imprime </text:span></text:p>
          </draw:text-box>
        </draw:frame>
        <draw:frame presentation:style-name="pr24" draw:text-style-name="P20" draw:layer="layout" svg:width="23.911cm" svg:height="7.126cm" svg:x="1.3cm" svg:y="5.473cm" presentation:class="outline" presentation:user-transformed="true">
          <draw:text-box>
            <text:p text:style-name="P15"><text:span text:style-name="T22">/*Função que imprime os elementos de uma fila.*/</text:span></text:p>
            <text:p text:style-name="P15"><text:span text:style-name="T23">void fila_imprime(Fila *f){</text:span></text:p>
            <text:p text:style-name="P15"><text:span text:style-name="T23"><text:s text:c="3"/></text:span><text:span text:style-name="T23">Lista *lAux = f-&gt;ini;</text:span></text:p>
            <text:p text:style-name="P15"><text:span text:style-name="T23"><text:s text:c="3"/></text:span><text:span text:style-name="T23">while(lAux!=NULL){</text:span></text:p>
            <text:p text:style-name="P15"><text:span text:style-name="T23"><text:s text:c="6"/></text:span><text:span text:style-name="T23">printf("%f\n",lAux-&gt;info);</text:span></text:p>
            <text:p text:style-name="P15"><text:span text:style-name="T23"><text:s text:c="6"/></text:span><text:span text:style-name="T23">lAux = lAux-&gt;prox;</text:span></text:p>
            <text:p text:style-name="P15"><text:span text:style-name="T32"><text:s text:c="3"/></text:span><text:span text:style-name="T32">}</text:span></text:p>
            <text:p text:style-name="P15"><text:span text:style-name="T32">}</text:span></text:p>
          </draw:text-box>
        </draw:frame>
        <draw:frame draw:style-name="gr18" draw:text-style-name="P37" draw:layer="layout" svg:width="0.001cm" svg:height="0.954cm" svg:x="9.1cm" svg:y="16.3cm">
          <draw:text-box>
            <text:p/>
          </draw:text-box>
        </draw:frame>
        <draw:rect draw:style-name="gr20" draw:text-style-name="P27" draw:layer="layout" svg:width="5.5cm" svg:height="4.5cm" svg:x="21.4cm" svg:y="12.5cm">
          <text:p/>
        </draw:rect>
        <draw:rect draw:style-name="gr21" draw:text-style-name="P38" xml:id="id82" draw:id="id82" draw:layer="layout" svg:width="5.5cm" svg:height="4.5cm" svg:x="21.4cm" svg:y="12.5cm">
          <text:p text:style-name="P28"><text:span text:style-name="T33">4</text:span></text:p>
          <text:p text:style-name="P28"><text:span text:style-name="T33"/></text:p>
          <text:p text:style-name="P28"><text:span text:style-name="T33"/></text:p>
          <text:p text:style-name="P28"><text:span text:style-name="T33"/></text:p>
        </draw:rect>
        <draw:rect draw:style-name="gr21" draw:text-style-name="P38" xml:id="id84" draw:id="id84" draw:layer="layout" svg:width="5.5cm" svg:height="4.5cm" svg:x="21.4cm" svg:y="12.5cm">
          <text:p text:style-name="P28"><text:span text:style-name="T33">4</text:span></text:p>
          <text:p text:style-name="P28"><text:span text:style-name="T33">2</text:span></text:p>
          <text:p text:style-name="P28"><text:span text:style-name="T33"/></text:p>
          <text:p text:style-name="P28"><text:span text:style-name="T33"/></text:p>
        </draw:rect>
        <draw:frame draw:style-name="gr2" xml:id="id4" draw:id="id4" draw:layer="layout" svg:width="3.367cm" svg:height="1.256cm" svg:x="9.035cm" svg:y="14.94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3.367cm" svg:height="1.256cm" svg:x="9.002cm" svg:y="13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13" draw:layer="layout" svg:x1="10.718cm" svg:y1="16.2cm" svg:x2="11.042cm" svg:y2="16.864cm" draw:start-shape="id4" draw:start-glue-point="2" svg:d="M10718 16200v582h324v82" svg:viewBox="0 0 325 665">
          <text:p/>
        </draw:connector>
        <draw:line draw:style-name="gr1" draw:layer="layout" svg:x1="10.702cm" svg:y1="13.9cm" svg:x2="10.702cm" svg:y2="14.9cm">
          <text:p/>
        </draw:line>
        <draw:polyline draw:style-name="gr5" xml:id="id79" draw:id="id79" draw:layer="layout" svg:width="1.999cm" svg:height="0cm" svg:x="7cm" svg:y="13.5cm" svg:viewBox="0 0 2000 0" draw:points="0,0 2000,0">
          <text:p text:style-name="P1"/>
          <text:p text:style-name="P1"/>
        </draw:polyline>
        <draw:g xml:id="id80" draw:id="id80">
          <draw:frame draw:style-name="gr2" draw:layer="layout" svg:width="3.067cm" svg:height="1.9cm" svg:x="4.3cm" svg:y="12.1cm"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draw:g>
        <draw:frame draw:style-name="gr29" draw:text-style-name="P8" xml:id="id81" draw:id="id81" draw:layer="layout" svg:width="4cm" svg:height="2.1cm" svg:x="2.7cm" svg:y="13.2cm">
          <draw:text-box>
            <text:p text:style-name="P1"><text:span text:style-name="T9">lAux</text:span></text:p>
          </draw:text-box>
        </draw:frame>
        <draw:polyline draw:style-name="gr1" xml:id="id83" draw:id="id83" draw:layer="layout" svg:width="2.199cm" svg:height="1.899cm" svg:x="6.9cm" svg:y="13.5cm" svg:viewBox="0 0 2200 1900" draw:points="0,0 2200,1900">
          <text:p text:style-name="P1"/>
        </draw:polyline>
        <draw:polyline draw:style-name="gr1" xml:id="id85" draw:id="id85" draw:layer="layout" svg:width="0cm" svg:height="2.499cm" svg:x="6.8cm" svg:y="13.5cm" svg:viewBox="0 0 0 2500" draw:points="0,0 0,2500">
          <text:p text:style-name="P1"/>
        </draw:polyline>
        <draw:line draw:style-name="gr1" draw:layer="layout" svg:x1="15.9cm" svg:y1="14.2cm" svg:x2="12.401cm" svg:y2="13.8cm">
          <text:p/>
        </draw:line>
        <draw:g>
          <draw:g>
            <draw:frame draw:style-name="gr2" draw:layer="layout" svg:width="3.067cm" svg:height="2.992cm" svg:x="14.282cm" svg:y="13.79cm"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  <draw:frame draw:style-name="gr23" draw:text-style-name="P31" draw:layer="layout" svg:width="1.145cm" svg:height="0.721cm" svg:x="17.637cm" svg:y="15.001cm">
              <draw:text-box>
                <text:p text:style-name="P1"><text:span text:style-name="T26">fim</text:span></text:p>
              </draw:text-box>
            </draw:frame>
          </draw:g>
          <draw:frame draw:style-name="gr23" draw:text-style-name="P31" draw:layer="layout" svg:width="1.145cm" svg:height="0.721cm" svg:x="17.701cm" svg:y="14.1cm">
            <draw:text-box>
              <text:p text:style-name="P1"><text:span text:style-name="T26">ini</text:span></text:p>
            </draw:text-box>
          </draw:frame>
          <draw:frame draw:style-name="gr24" draw:text-style-name="P32" draw:layer="layout" svg:width="0.709cm" svg:height="0.946cm" svg:x="15.45cm" svg:y="16.068cm">
            <draw:text-box>
              <text:p text:style-name="P1"><text:span text:style-name="T27">f</text:span></text:p>
            </draw:text-box>
          </draw:frame>
        </draw:g>
        <draw:line draw:style-name="gr1" draw:layer="layout" svg:x1="15.4cm" svg:y1="15.2cm" svg:x2="12.4cm" svg:y2="15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5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7" draw:text-style-name="P25" draw:layer="layout" svg:width="23.911cm" svg:height="3.507cm" svg:x="2.058cm" svg:y="1.542cm" presentation:class="title" presentation:user-transformed="true">
          <draw:text-box>
            <text:p text:style-name="P1"><text:span text:style-name="T1">Implementação de Fila com Lista Função Libera </text:span></text:p>
          </draw:text-box>
        </draw:frame>
        <draw:frame presentation:style-name="pr25" draw:text-style-name="P20" draw:layer="layout" svg:width="23.911cm" svg:height="10.17cm" svg:x="1.3cm" svg:y="5.473cm" presentation:class="outline" presentation:user-transformed="true">
          <draw:text-box>
            <text:p text:style-name="P15"><text:span text:style-name="T22">/*Libera o espaço alocado para uma fila.*/</text:span></text:p>
            <text:p text:style-name="P15"><text:span text:style-name="T32">void fila_libera(Fila *f){</text:span></text:p>
            <text:p text:style-name="P15"><text:span text:style-name="T23"><text:s text:c="3"/></text:span><text:span text:style-name="T23">Lista* l = f-&gt;ini;</text:span></text:p>
            <text:p text:style-name="P15"><text:span text:style-name="T23"><text:s text:c="3"/></text:span><text:span text:style-name="T23">Lista* lAux;</text:span></text:p>
            <text:p text:style-name="P15"><text:span text:style-name="T23"><text:s text:c="3"/></text:span><text:span text:style-name="T23">while(l!=NULL){</text:span></text:p>
            <text:p text:style-name="P15"><text:span text:style-name="T23"><text:s text:c="6"/></text:span><text:span text:style-name="T23">lAux = l-&gt;prox;</text:span></text:p>
            <text:p text:style-name="P15"><text:span text:style-name="T23"><text:s text:c="6"/></text:span><text:span text:style-name="T23">free(l);</text:span></text:p>
            <text:p text:style-name="P15"><text:span text:style-name="T23"><text:s text:c="6"/></text:span><text:span text:style-name="T23">l = lAux;</text:span></text:p>
            <text:p text:style-name="P15"><text:span text:style-name="T23"><text:s text:c="3"/></text:span><text:span text:style-name="T23">}</text:span></text:p>
            <text:p text:style-name="P15"><text:span text:style-name="T23"><text:s text:c="3"/></text:span><text:span text:style-name="T23">free(f);</text:span></text:p>
            <text:p text:style-name="P15"><text:span text:style-name="T23">}</text:span></text:p>
          </draw:text-box>
        </draw:frame>
        <draw:frame draw:style-name="gr18" draw:text-style-name="P37" draw:layer="layout" svg:width="0.001cm" svg:height="0.954cm" svg:x="16.3cm" svg:y="16.3cm">
          <draw:text-box>
            <text:p/>
          </draw:text-box>
        </draw:frame>
        <draw:frame draw:style-name="gr2" xml:id="id5" draw:id="id5" draw:layer="layout" svg:width="3.367cm" svg:height="1.256cm" svg:x="16.235cm" svg:y="14.94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xml:id="id90" draw:id="id90" draw:layer="layout" svg:width="3.367cm" svg:height="1.256cm" svg:x="16.202cm" svg:y="13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3" xml:id="id94" draw:id="id94" draw:layer="layout" svg:x1="17.918cm" svg:y1="16.2cm" svg:x2="18.242cm" svg:y2="16.864cm" draw:start-shape="id5" draw:start-glue-point="2" svg:d="M17918 16200v582h324v82" svg:viewBox="0 0 325 665">
          <text:p text:style-name="P1"/>
        </draw:connector>
        <draw:polyline draw:style-name="gr1" xml:id="id91" draw:id="id91" draw:layer="layout" svg:width="0cm" svg:height="0.999cm" svg:x="17.902cm" svg:y="13.9cm" svg:viewBox="0 0 0 1000" draw:points="0,0 0,1000">
          <text:p text:style-name="P1"/>
        </draw:polyline>
        <draw:polyline draw:style-name="gr5" xml:id="id86" draw:id="id86" draw:layer="layout" svg:width="1.999cm" svg:height="0cm" svg:x="14.2cm" svg:y="13.5cm" svg:viewBox="0 0 2000 0" draw:points="0,0 2000,0">
          <text:p text:style-name="P1"/>
          <text:p text:style-name="P1"/>
        </draw:polyline>
        <draw:g xml:id="id87" draw:id="id87">
          <draw:g>
            <draw:frame draw:style-name="gr2" draw:layer="layout" svg:width="3.067cm" svg:height="1.9cm" svg:x="11.5cm" svg:y="12.1cm"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draw:g>
          <draw:frame draw:style-name="gr29" draw:text-style-name="P8" draw:layer="layout" svg:width="4cm" svg:height="2.1cm" svg:x="9.8cm" svg:y="13.2cm">
            <draw:text-box>
              <text:p text:style-name="P1"><text:span text:style-name="T9"><text:s text:c="3"/></text:span><text:span text:style-name="T9">l</text:span></text:p>
            </draw:text-box>
          </draw:frame>
        </draw:g>
        <draw:polyline draw:style-name="gr1" xml:id="id92" draw:id="id92" draw:layer="layout" svg:width="2.199cm" svg:height="1.899cm" svg:x="14.1cm" svg:y="13.5cm" svg:viewBox="0 0 2200 1900" draw:points="0,0 2200,1900">
          <text:p text:style-name="P1"/>
        </draw:polyline>
        <draw:g xml:id="id88" draw:id="id88">
          <draw:g>
            <draw:frame draw:style-name="gr2" draw:layer="layout" svg:width="3.067cm" svg:height="1.9cm" svg:x="11.501cm" svg:y="14.1cm"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draw:g>
          <draw:frame draw:style-name="gr29" draw:text-style-name="P8" draw:layer="layout" svg:width="4cm" svg:height="2.1cm" svg:x="9.801cm" svg:y="15.2cm">
            <draw:text-box>
              <text:p text:style-name="P1"><text:span text:style-name="T9">lAux</text:span></text:p>
            </draw:text-box>
          </draw:frame>
        </draw:g>
        <draw:polyline draw:style-name="gr5" xml:id="id89" draw:id="id89" draw:layer="layout" svg:width="1.999cm" svg:height="0cm" svg:x="14.2cm" svg:y="15.5cm" svg:viewBox="0 0 2000 0" draw:points="0,0 2000,0">
          <text:p text:style-name="P1"/>
          <text:p text:style-name="P1"/>
        </draw:polyline>
        <draw:g xml:id="id93" draw:id="id93">
          <draw:line draw:style-name="gr13" draw:layer="layout" svg:x1="13cm" svg:y1="15.5cm" svg:x2="13cm" svg:y2="17cm">
            <text:p/>
          </draw:line>
          <draw:line draw:style-name="gr13" draw:layer="layout" svg:x1="13.5cm" svg:y1="17cm" svg:x2="13cm" svg:y2="17cm">
            <text:p/>
          </draw:line>
        </draw:g>
        <draw:g xml:id="id95" draw:id="id95">
          <draw:line draw:style-name="gr13" draw:layer="layout" svg:x1="13cm" svg:y1="13.5cm" svg:x2="13cm" svg:y2="14.5cm">
            <text:p/>
          </draw:line>
          <draw:line draw:style-name="gr13" draw:layer="layout" svg:x1="13.5cm" svg:y1="14.5cm" svg:x2="13cm" svg:y2="14.5cm">
            <text:p/>
          </draw:line>
        </draw:g>
        <draw:polyline draw:style-name="gr1" xml:id="id96" draw:id="id96" draw:layer="layout" svg:width="3.498cm" svg:height="0.399cm" svg:x="19.601cm" svg:y="13.8cm" svg:viewBox="0 0 3499 400" draw:points="3499,400 0,0">
          <text:p text:style-name="P1"/>
        </draw:polyline>
        <draw:g xml:id="id97" draw:id="id97">
          <draw:g>
            <draw:frame draw:style-name="gr2" draw:layer="layout" svg:width="3.067cm" svg:height="2.992cm" svg:x="21.482cm" svg:y="13.79cm"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  <draw:frame draw:style-name="gr23" draw:text-style-name="P31" draw:layer="layout" svg:width="1.145cm" svg:height="0.721cm" svg:x="24.837cm" svg:y="15.001cm">
              <draw:text-box>
                <text:p text:style-name="P1"><text:span text:style-name="T26">fim</text:span></text:p>
              </draw:text-box>
            </draw:frame>
          </draw:g>
          <draw:frame draw:style-name="gr23" draw:text-style-name="P31" draw:layer="layout" svg:width="1.145cm" svg:height="0.721cm" svg:x="24.901cm" svg:y="14.1cm">
            <draw:text-box>
              <text:p text:style-name="P1"><text:span text:style-name="T26">ini</text:span></text:p>
            </draw:text-box>
          </draw:frame>
          <draw:frame draw:style-name="gr24" draw:text-style-name="P32" draw:layer="layout" svg:width="0.709cm" svg:height="0.946cm" svg:x="22.65cm" svg:y="16.068cm">
            <draw:text-box>
              <text:p text:style-name="P1"><text:span text:style-name="T27">f</text:span></text:p>
            </draw:text-box>
          </draw:frame>
        </draw:g>
        <draw:polyline draw:style-name="gr1" xml:id="id98" draw:id="id98" draw:layer="layout" svg:width="2.999cm" svg:height="0cm" svg:x="19.6cm" svg:y="15.2cm" svg:viewBox="0 0 3000 0" draw:points="3000,0 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16" presentation:class="page"/>
          <draw:frame presentation:style-name="pr6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608CB12AED9E6670.png" xlink:type="simple" xlink:show="embed" xlink:actuate="onLoad"/>
    <draw:fill-image draw:name="Empty" xlink:href="Pictures/10000000000000080000000878BB1A2E797369D4.png" xlink:type="simple" xlink:show="embed" xlink:actuate="onLoad"/>
    <draw:marker draw:name="Arrow" svg:viewBox="0 0 20 30" svg:d="M10 0l-10 30h20z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none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title2" style:family="graphic" style:parent-style-name="standard">
      <style:graphic-properties draw:stroke="none" draw:fill="none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ed_20__28_var_29_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1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loext:graphic-properties draw:fill-color="#125c8d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2.18cm" svg:x="2.058cm" svg:y="5.838cm" presentation:class="outline" presentation:placeholder="true">
        <draw:text-box draw:corner-radius="0.001cm"/>
      </draw:frame>
      <draw:rect presentation:style-name="Mpr2" draw:text-style-name="MP2" draw:layer="backgroundobjects" svg:width="0.504cm" svg:height="2.551cm" svg:x="0cm" svg:y="0cm">
        <text:p/>
      </draw:rect>
      <draw:rect presentation:style-name="Mpr2" draw:text-style-name="MP2" draw:layer="backgroundobjects" svg:width="0.504cm" svg:height="2.551cm" svg:x="0cm" svg:y="6.615cm">
        <text:p/>
      </draw:rect>
      <draw:rect presentation:style-name="Mpr2" draw:text-style-name="MP2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presente um Novo Produto</dc:title>
    <dc:description>Apresentação geral de um novo produto levando em consideração os desejos do cliente</dc:description>
    <meta:creation-date>2008-08-04T22:24:04</meta:creation-date>
    <dc:date>2009-11-03T09:37:47.18</dc:date>
    <dc:language>de-DE</dc:language>
    <meta:editing-cycles>328</meta:editing-cycles>
    <meta:editing-duration>PT168H51M36S</meta:editing-duration>
    <meta:document-statistic meta:object-count="355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Program%20Files/BrOffice.org%202.4/share/template/pt-BR/presnt/prs-novelty.otp" meta:date="2008-08-04T22:23: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v[2]</text:p>
          </table:table-cell>
        </table:table-row>
        <table:table-row table:style-name="ro1">
          <table:table-cell/>
          <table:table-cell office:value-type="string">
            <text:p>v[1]</text:p>
          </table:table-cell>
        </table:table-row>
        <table:table-row table:style-name="ro1">
          <table:table-cell/>
          <table:table-cell office:value-type="string">
            <text:p>v[0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2:5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11:2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11:2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<text:s/>v [2] 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v [1] <text:s text:c="2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/>
          <table:table-cell office:value-type="string">
            <text:p><text:s/>v [2] 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v [1] <text:s text:c="2"/>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3:14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5">
          <table:table-cell/>
        </table:table-row>
        <table:table-row table:style-name="ro1">
          <table:table-cell/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1:33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5">
          <table:table-cell/>
        </table:table-row>
        <table:table-row table:style-name="ro1">
          <table:table-cell office:value-type="float" office:value="2">
            <text:p>2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1:1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4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3">
          <table:table-cell/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4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v[2]</text:p>
          </table:table-cell>
        </table:table-row>
        <table:table-row table:style-name="ro1">
          <table:table-cell/>
          <table:table-cell office:value-type="string">
            <text:p>v[1]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v[0]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2:5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5">
          <table:table-cell/>
        </table:table-row>
        <table:table-row table:style-name="ro1">
          <table:table-cell/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1:29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2">
            <text:p>2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2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2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2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23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/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2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3">
            <text:p>3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4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1:5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/>
          <table:table-cell office:value-type="string">
            <text:p>v[2]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v[1]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v[0]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<text:s/>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2:5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/>
        </table:table-row>
        <table:table-row table:style-name="ro2">
          <table:table-cell table:style-name="ce2"/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16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/>
        </table:table-row>
        <table:table-row table:style-name="ro3">
          <table:table-cell table:style-name="ce1"/>
        </table:table-row>
        <table:table-row table:style-name="ro1">
          <table:table-cell table:style-name="ce2"/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2:44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/>
        </table:table-row>
        <table:table-row table:style-name="ro2">
          <table:table-cell table:style-name="ce1"/>
        </table:table-row>
      </table:table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/>
        </table:table-row>
        <table:table-row table:style-name="ro2">
          <table:table-cell table:style-name="ce1"/>
        </table:table-row>
      </table:table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1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/>
        </table:table-row>
        <table:table-row table:style-name="ro2">
          <table:table-cell table:style-name="ce1"/>
        </table:table-row>
      </table:table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1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2">
            <text:p>2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/>
        </table:table-row>
        <table:table-row table:style-name="ro3">
          <table:table-cell table:style-name="ce1"/>
        </table:table-row>
        <table:table-row table:style-name="ro1">
          <table:table-cell table:style-name="ce2"/>
        </table:table-row>
      </table:table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2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3" office:value-type="float" office:value="4">
            <text:p>4</text:p>
          </table:table-cell>
        </table:table-row>
      </table:table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v[2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[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[0]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3:0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1:5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1:5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2">
            <text:p>2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v[2]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v[1]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v[0]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<text:s/>n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3:0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2">
            <text:p>2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1:5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/>
        </table:table-row>
        <table:table-row table:style-name="ro3">
          <table:table-cell table:style-name="ce1"/>
        </table:table-row>
        <table:table-row table:style-name="ro1">
          <table:table-cell table:style-name="ce2"/>
        </table:table-row>
      </table:table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49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v[2]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v[1]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v[0]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<text:s/>n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2:5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2">
            <text:p>2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 table:style-name="ce1"/>
        </table:table-row>
        <table:table-row table:style-name="ro2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5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8">
          <table:table-cell/>
        </table:table-row>
        <table:table-row table:style-name="ro1"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2"/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4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/>
        </table:table-row>
        <table:table-row table:style-name="ro3">
          <table:table-cell table:style-name="ce1"/>
        </table:table-row>
        <table:table-row table:style-name="ro1">
          <table:table-cell table:style-name="ce2"/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 table:number-rows-repeated="6">
          <table:table-cell/>
        </table:table-row>
        <table:table-row table:style-name="ro2">
          <table:table-cell/>
        </table:table-row>
        <table:table-row table:style-name="ro3">
          <table:table-cell table:style-name="ce1"/>
        </table:table-row>
        <table:table-row table:style-name="ro1">
          <table:table-cell table:style-name="ce2"/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9">09/10/2008</text:date>, <text:time>03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2" office:value-type="float" office:value="3">
            <text:p>3</text:p>
          </table:table-cell>
        </table:table-row>
      </table:table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<text:s/>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0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v [2] 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v [1] <text:s text:c="2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<text:s/>v [2] <text:s/>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<text:s/>v [1] <text:s text:c="2"/>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<text:s/>n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3:14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v [2] 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v [1] <text:s text:c="2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/>
        </table:table-row>
      </table:table>
    </office:spreadshee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2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1">
            <text:p>1</text:p>
          </table:table-cell>
        </table:table-row>
      </table:table>
    </office:spreadshee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/>
          <table:table-cell office:value-type="string">
            <text:p><text:s/>v [2] <text:s/>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<text:s/>v [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<text:s/>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11:2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1">
            <text:p>1</text:p>
          </table:table-cell>
        </table:table-row>
      </table:table>
    </office:spreadshee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1">
            <text:p>1</text:p>
          </table:table-cell>
        </table:table-row>
      </table:table>
    </office:spreadshee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00:2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/>
        </table:table-row>
      </table:table>
    </office:spreadshee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</text:p>
          </table:table-cell>
          <table:table-cell table:style-name="ce2" office:value-type="float" office:value="3">
            <text:p>3</text:p>
          </table:table-cell>
        </table:table-row>
      </table:table>
    </office:spreadshee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style-name="ce2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2:5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float" office:value="1">
            <text:p>1</text:p>
          </table:table-cell>
        </table:table-row>
      </table:table>
    </office:spreadshee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5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/>
          <table:table-cell office:value-type="string">
            <text:p><text:s/>v [2] <text:s/></text:p>
          </table:table-cell>
        </table:table-row>
        <table:table-row table:style-name="ro1">
          <table:table-cell/>
          <table:table-cell office:value-type="string">
            <text:p><text:s/>v [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 [0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s/>ini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23:09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